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810000027EE74D7210462C69A3.jpg" manifest:media-type="image/jpeg"/>
  <manifest:file-entry manifest:full-path="Pictures/100000000000016200000124B72BE3178EF47D65.jpg" manifest:media-type="image/jpeg"/>
  <manifest:file-entry manifest:full-path="Pictures/10000000000009A7000000C812D1C5B754BBA97E.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master-page-name="Convert_20_2">
      <style:table-properties style:width="6.8542in" fo:margin-left="-0.075in" style:page-number="auto" table:align="left" style:writing-mode="lr-tb"/>
    </style:style>
    <style:style style:name="Table1.A" style:family="table-column">
      <style:table-column-properties style:column-width="6.8542in"/>
    </style:style>
    <style:style style:name="Table1.1" style:family="table-row">
      <style:table-row-properties style:min-row-height="0.6257in"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2.5299in" fo:keep-together="auto"/>
    </style:style>
    <style:style style:name="Table1.3" style:family="table-row">
      <style:table-row-properties style:min-row-height="1.0972in" fo:keep-together="auto"/>
    </style:style>
    <style:style style:name="Table2" style:family="table">
      <style:table-properties style:width="6.8542in" fo:margin-left="-0.075in" table:align="left" style:writing-mode="lr-tb"/>
    </style:style>
    <style:style style:name="Table2.A" style:family="table-column">
      <style:table-column-properties style:column-width="6.8542in"/>
    </style:style>
    <style:style style:name="Table2.1" style:family="table-row">
      <style:table-row-properties style:min-row-height="0.1708in"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master-page-name="Convert_20_5">
      <style:table-properties style:width="6.8542in" fo:margin-left="-0.075in" style:page-number="auto" table:align="left" style:writing-mode="lr-tb"/>
    </style:style>
    <style:style style:name="Table3.A" style:family="table-column">
      <style:table-column-properties style:column-width="6.8542in"/>
    </style:style>
    <style:style style:name="Table3.1" style:family="table-row">
      <style:table-row-properties style:min-row-height="0.1708in"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7681in" table:align="left" style:writing-mode="lr-tb"/>
    </style:style>
    <style:style style:name="Table4.A" style:family="table-column">
      <style:table-column-properties style:column-width="1.1951in"/>
    </style:style>
    <style:style style:name="Table4.B" style:family="table-column">
      <style:table-column-properties style:column-width="3.3243in"/>
    </style:style>
    <style:style style:name="Table4.C" style:family="table-column">
      <style:table-column-properties style:column-width="0.7444in"/>
    </style:style>
    <style:style style:name="Table4.D" style:family="table-column">
      <style:table-column-properties style:column-width="0.3701in"/>
    </style:style>
    <style:style style:name="Table4.E" style:family="table-column">
      <style:table-column-properties style:column-width="0.1889in"/>
    </style:style>
    <style:style style:name="Table4.F" style:family="table-column">
      <style:table-column-properties style:column-width="0.3431in"/>
    </style:style>
    <style:style style:name="Table4.G" style:family="table-column">
      <style:table-column-properties style:column-width="0.2139in"/>
    </style:style>
    <style:style style:name="Table4.H" style:family="table-column">
      <style:table-column-properties style:column-width="0.388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2" style:family="table-row">
      <style:table-row-properties style:min-row-height="0.2007in" fo:keep-together="auto"/>
    </style:style>
    <style:style style:name="Table4.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3" style:family="table-row">
      <style:table-row-properties style:min-row-height="0.2507in" fo:keep-together="auto"/>
    </style:style>
    <style:style style:name="Table4.B3" style:family="table-cell">
      <style:table-cell-properties style:vertical-align="bottom" fo:padding-left="0.075in" fo:padding-right="0.075in" fo:padding-top="0in" fo:padding-bottom="0in" fo:border="none" style:writing-mode="lr-tb"/>
    </style:style>
    <style:style style:name="Table4.5" style:family="table-row">
      <style:table-row-properties style:min-row-height="0.4292in" fo:keep-together="auto"/>
    </style:style>
    <style:style style:name="Table4.B5"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5" style:family="table">
      <style:table-properties style:width="6.425in" style:rel-width="96%" fo:margin-left="-0.0785in" table:align="left" style:writing-mode="lr-tb"/>
    </style:style>
    <style:style style:name="Table5.A" style:family="table-column">
      <style:table-column-properties style:column-width="1.2042in" style:rel-column-width="1779*"/>
    </style:style>
    <style:style style:name="Table5.B" style:family="table-column">
      <style:table-column-properties style:column-width="5.2208in" style:rel-column-width="7714*"/>
    </style:style>
    <style:style style:name="Table5.1" style:family="table-row">
      <style:table-row-properties fo:keep-together="always"/>
    </style:style>
    <style:style style:name="Table5.A1"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5.B1" style:family="table-cell">
      <style:table-cell-properties style:vertical-align="top" fo:background-color="#d9d9d9" fo:padding-left="0.075in" fo:padding-right="0.075in" fo:padding-top="0in" fo:padding-bottom="0in" fo:border-left="0.75pt solid #000000" fo:border-right="0.5pt solid #000000" fo:border-top="1.5pt solid #000000" fo:border-bottom="1.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2"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3"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4"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5"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75pt solid #000000" fo:border-bottom="0.5pt solid #000000" style:writing-mode="lr-tb"/>
    </style:style>
    <style:style style:name="Table5.B6" style:family="table-cell">
      <style:table-cell-properties style:vertical-align="top" fo:padding-left="0.075in" fo:padding-right="0.075in" fo:padding-top="0in" fo:padding-bottom="0in" fo:border-left="0.75pt solid #000000" fo:border-right="0.75pt solid #000000" fo:border-top="0.75pt solid #000000" fo:border-bottom="0.5pt solid #000000" style:writing-mode="lr-tb"/>
    </style:style>
    <style:style style:name="Table6" style:family="table">
      <style:table-properties style:width="6.7007in" table:align="left" style:writing-mode="lr-tb"/>
    </style:style>
    <style:style style:name="Table6.A" style:family="table-column">
      <style:table-column-properties style:column-width="1.3389in"/>
    </style:style>
    <style:style style:name="Table6.B" style:family="table-column">
      <style:table-column-properties style:column-width="1.3403in"/>
    </style:style>
    <style:style style:name="Table6.E" style:family="table-column">
      <style:table-column-properties style:column-width="1.341in"/>
    </style:style>
    <style:style style:name="Table6.1" style:family="table-row">
      <style:table-row-properties style:min-row-height="0.3313in" fo:keep-together="always"/>
    </style:style>
    <style:style style:name="Table6.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6.A2"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6.B2" style:family="table-cell">
      <style:table-cell-properties style:vertical-align="top" fo:background-color="#d9d9d9" fo:padding-left="0.075in" fo:padding-right="0.075in" fo:padding-top="0in" fo:padding-bottom="0in" fo:border-left="0.5pt dotted #000000" fo:border-right="none" fo:border-top="1.5pt solid #000000" fo:border-bottom="1.5pt solid #000000" style:writing-mode="lr-tb">
        <style:background-image/>
      </style:table-cell-properties>
    </style:style>
    <style:style style:name="Table6.E2" style:family="table-cell">
      <style:table-cell-properties style:vertical-align="top" fo:background-color="#d9d9d9" fo:padding-left="0.075in" fo:padding-right="0.075in" fo:padding-top="0in" fo:padding-bottom="0in" fo:border-left="0.5pt solid #000000" fo:border-right="0.5pt solid #000000" fo:border-top="1.5pt solid #000000" fo:border-bottom="1.5pt solid #000000" style:writing-mode="lr-tb">
        <style:background-image/>
      </style:table-cell-properties>
    </style:style>
    <style:style style:name="Table6.3" style:family="table-row">
      <style:table-row-properties style:min-row-height="0.3396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3201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007in" table:align="left" style:writing-mode="lr-tb"/>
    </style:style>
    <style:style style:name="Table7.A" style:family="table-column">
      <style:table-column-properties style:column-width="1.159in"/>
    </style:style>
    <style:style style:name="Table7.B" style:family="table-column">
      <style:table-column-properties style:column-width="2.6882in"/>
    </style:style>
    <style:style style:name="Table7.C" style:family="table-column">
      <style:table-column-properties style:column-width="2.4757in"/>
    </style:style>
    <style:style style:name="Table7.D" style:family="table-column">
      <style:table-column-properties style:column-width="0.3778in"/>
    </style:style>
    <style:style style:name="Table7.1" style:family="table-row">
      <style:table-row-properties style:min-row-height="0.3313in" fo:keep-together="always"/>
    </style:style>
    <style:style style:name="Table7.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7.D1" style:family="table-cell">
      <style:table-cell-properties fo:padding="0in" fo:border="none"/>
    </style:style>
    <style:style style:name="Table7.2" style:family="table-row">
      <style:table-row-properties fo:keep-together="always"/>
    </style:style>
    <style:style style:name="Table7.A2"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7.B2" style:family="table-cell">
      <style:table-cell-properties style:vertical-align="top" fo:background-color="#d9d9d9" fo:padding-left="0.075in" fo:padding-right="0.075in" fo:padding-top="0in" fo:padding-bottom="0in" fo:border-left="0.75pt solid #000000" fo:border-right="none" fo:border-top="1.5pt solid #000000" fo:border-bottom="1.5pt solid #000000" style:writing-mode="lr-tb">
        <style:background-image/>
      </style:table-cell-properties>
    </style:style>
    <style:style style:name="Table7.C2" style:family="table-cell">
      <style:table-cell-properties style:vertical-align="top" fo:background-color="#d9d9d9" fo:padding-left="0.075in" fo:padding-right="0.075in" fo:padding-top="0in" fo:padding-bottom="0in" fo:border-left="0.75pt solid #000000" fo:border-right="0.5pt solid #000000" fo:border-top="1.5pt solid #000000" fo:border-bottom="1.5pt solid #000000" style:writing-mode="lr-tb">
        <style:background-image/>
      </style:table-cell-properties>
    </style:style>
    <style:style style:name="Table7.3" style:family="table-row">
      <style:table-row-properties fo:keep-together="always"/>
    </style:style>
    <style:style style:name="Table7.A3"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7.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3" style:family="table-cell">
      <style:table-cell-properties style:vertical-align="top" fo:padding-left="0.075in" fo:padding-right="0.075in" fo:padding-top="0in" fo:padding-bottom="0in" fo:border-left="0.75pt solid #000000" fo:border-right="0.5pt solid #000000" fo:border-top="1.5pt solid #000000" fo:border-bottom="0.75pt solid #000000" style:writing-mode="lr-tb"/>
    </style:style>
    <style:style style:name="Table7.4" style:family="table-row">
      <style:table-row-properties fo:keep-together="always"/>
    </style:style>
    <style:style style:name="Table7.A4"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7.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4"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7.5" style:family="table-row">
      <style:table-row-properties fo:keep-together="always"/>
    </style:style>
    <style:style style:name="Table7.A5" style:family="table-cell">
      <style:table-cell-properties style:vertical-align="top" fo:padding-left="0.075in" fo:padding-right="0.075in" fo:padding-top="0in" fo:padding-bottom="0in" fo:border-left="0.5pt solid #000000" fo:border-right="none" fo:border-top="0.75pt solid #000000" fo:border-bottom="0.5pt solid #000000" style:writing-mode="lr-tb"/>
    </style:style>
    <style:style style:name="Table7.B5" style:family="table-cell">
      <style:table-cell-properties style:vertical-align="top" fo:padding-left="0.075in" fo:padding-right="0.075in" fo:padding-top="0in" fo:padding-bottom="0in" fo:border-left="0.75pt solid #000000" fo:border-right="none" fo:border-top="0.75pt solid #000000" fo:border-bottom="0.5pt solid #000000" style:writing-mode="lr-tb"/>
    </style:style>
    <style:style style:name="Table7.C5" style:family="table-cell">
      <style:table-cell-properties style:vertical-align="top" fo:padding-left="0.075in" fo:padding-right="0.075in" fo:padding-top="0in" fo:padding-bottom="0in" fo:border-left="0.75pt solid #000000" fo:border-right="0.5pt solid #000000" fo:border-top="0.75pt solid #000000" fo:border-bottom="0.5pt solid #000000" style:writing-mode="lr-tb"/>
    </style:style>
    <style:style style:name="P1" style:family="paragraph" style:parent-style-name="Standard">
      <style:paragraph-properties fo:margin-top="0in" fo:margin-bottom="0.1945in" loext:contextual-spacing="false"/>
    </style:style>
    <style:style style:name="P2" style:family="paragraph" style:parent-style-name="Standard">
      <style:paragraph-properties fo:margin-top="0in" fo:margin-bottom="0.1945in" loext:contextual-spacing="false"/>
      <style:text-properties style:font-name-asian="Arial" style:font-name-complex="Arial"/>
    </style:style>
    <style:style style:name="P3" style:family="paragraph" style:parent-style-name="Standard">
      <style:paragraph-properties fo:margin-top="0in" fo:margin-bottom="0.1945in" loext:contextual-spacing="false" fo:text-align="end" style:justify-single-word="false"/>
      <style:text-properties style:font-name-asian="Arial" style:font-name-complex="Arial"/>
    </style:style>
    <style:style style:name="P4" style:family="paragraph" style:parent-style-name="Footer">
      <style:paragraph-properties fo:text-align="start" style:justify-single-word="false" fo:padding="0in" fo:border="none"/>
      <style:text-properties fo:color="#000000" fo:font-size="11pt" style:font-size-asian="11pt"/>
    </style:style>
    <style:style style:name="P5" style:family="paragraph" style:parent-style-name="Footer">
      <style:paragraph-properties fo:text-align="start" style:justify-single-word="false" fo:padding="0in" fo:border="none"/>
      <style:text-properties fo:color="#000000" fo:font-size="11pt" officeooo:rsid="001d5d35" officeooo:paragraph-rsid="001d5d35" style:font-size-asian="11pt"/>
    </style:style>
    <style:style style:name="P6" style:family="paragraph" style:parent-style-name="Footer">
      <style:paragraph-properties fo:text-align="start" style:justify-single-word="false" fo:padding="0in" fo:border="none"/>
      <style:text-properties fo:color="#000000" fo:font-size="11pt" fo:language="none" fo:country="none" fo:font-weight="bold" style:font-size-asian="11pt" style:language-asian="none" style:country-asian="none" style:font-weight-asian="bold" style:font-size-complex="11pt"/>
    </style:style>
    <style:style style:name="P7" style:family="paragraph" style:parent-style-name="Footer">
      <style:paragraph-properties fo:text-align="start" style:justify-single-word="false" fo:padding="0in" fo:border="none"/>
      <style:text-properties fo:color="#000000" fo:font-size="11pt" fo:font-weight="bold" style:font-size-asian="11pt" style:font-weight-asian="bold" style:font-size-complex="11pt"/>
    </style:style>
    <style:style style:name="P8" style:family="paragraph" style:parent-style-name="Footer">
      <style:paragraph-properties fo:text-align="start" style:justify-single-word="false" fo:padding="0in" fo:border="none"/>
    </style:style>
    <style:style style:name="P9" style:family="paragraph" style:parent-style-name="Department_20_Name">
      <style:text-properties fo:color="#000000" fo:font-size="11pt" fo:font-weight="bold" style:font-size-asian="11pt" style:font-weight-asian="bold" style:font-size-complex="11pt"/>
    </style:style>
    <style:style style:name="P10" style:family="paragraph" style:parent-style-name="AckHeader">
      <style:paragraph-properties fo:margin-top="0in" fo:margin-bottom="0.1665in" loext:contextual-spacing="false"/>
    </style:style>
    <style:style style:name="P11" style:family="paragraph" style:parent-style-name="Normal10BoldCnt">
      <style:paragraph-properties fo:margin-top="0in" fo:margin-bottom="0.1665in" loext:contextual-spacing="false"/>
    </style:style>
    <style:style style:name="P12" style:family="paragraph" style:parent-style-name="AckText">
      <style:text-properties fo:font-style="normal" style:font-style-asian="normal" style:font-style-complex="normal"/>
    </style:style>
    <style:style style:name="P13" style:family="paragraph" style:parent-style-name="AckText">
      <style:text-properties style:use-window-font-color="true" style:font-name="Arial" fo:font-size="11pt" fo:language="en" fo:country="AU" fo:font-style="italic" officeooo:rsid="001d5d35" officeooo:paragraph-rsid="001d5d35" style:font-name-asian="Times New Roman" style:font-size-asian="11pt" style:font-style-asian="italic" style:font-name-complex="Arial" style:font-size-complex="11pt" style:language-complex="ar" style:country-complex="SA" style:font-style-complex="italic"/>
    </style:style>
    <style:style style:name="P14" style:family="paragraph" style:parent-style-name="Disclaimer_20_Heading">
      <style:paragraph-properties fo:text-align="center" style:justify-single-word="false"/>
    </style:style>
    <style:style style:name="P15" style:family="paragraph" style:parent-style-name="Document_20_Version_20_No">
      <style:text-properties fo:font-style="italic" style:font-style-asian="italic" style:font-style-complex="italic"/>
    </style:style>
    <style:style style:name="P16" style:family="paragraph" style:parent-style-name="GuideHeading">
      <style:text-properties style:text-underline-style="none"/>
    </style:style>
    <style:style style:name="P17" style:family="paragraph" style:parent-style-name="GuideHeading">
      <style:text-properties style:text-underline-style="none" fo:font-weight="normal" style:font-weight-asian="normal" style:font-weight-complex="normal"/>
    </style:style>
    <style:style style:name="P18" style:family="paragraph" style:parent-style-name="GuideHeading">
      <style:paragraph-properties fo:break-before="page"/>
    </style:style>
    <style:style style:name="P19" style:family="paragraph" style:parent-style-name="Standard">
      <style:paragraph-properties fo:keep-together="auto"/>
    </style:style>
    <style:style style:name="P20" style:family="paragraph" style:parent-style-name="Standard">
      <style:paragraph-properties fo:text-align="center" style:justify-single-word="false"/>
    </style:style>
    <style:style style:name="P21" style:family="paragraph" style:parent-style-name="Standard">
      <style:text-properties fo:font-style="italic" style:font-style-asian="italic"/>
    </style:style>
    <style:style style:name="P22" style:family="paragraph" style:parent-style-name="Standard">
      <style:text-properties officeooo:paragraph-rsid="001d8973"/>
    </style:style>
    <style:style style:name="P23" style:family="paragraph" style:parent-style-name="Standard">
      <style:text-properties officeooo:paragraph-rsid="001ddc51"/>
    </style:style>
    <style:style style:name="P24" style:family="paragraph" style:parent-style-name="Standard">
      <style:text-properties officeooo:paragraph-rsid="001f7c4a"/>
    </style:style>
    <style:style style:name="P25" style:family="paragraph" style:parent-style-name="Standard">
      <style:text-properties officeooo:paragraph-rsid="0026d71c"/>
    </style:style>
    <style:style style:name="P26" style:family="paragraph" style:parent-style-name="Standard">
      <style:paragraph-properties fo:margin-left="0.0311in" fo:margin-right="0in" fo:text-indent="0in" style:auto-text-indent="false"/>
    </style:style>
    <style:style style:name="P27" style:family="paragraph" style:parent-style-name="Standard">
      <style:paragraph-properties fo:margin-top="0in" fo:margin-bottom="0in" loext:contextual-spacing="false"/>
    </style:style>
    <style:style style:name="P28" style:family="paragraph" style:parent-style-name="Table_20_Text">
      <style:paragraph-properties fo:margin-top="0in" fo:margin-bottom="0in" loext:contextual-spacing="false" fo:text-align="center" style:justify-single-word="false"/>
    </style:style>
    <style:style style:name="P29" style:family="paragraph" style:parent-style-name="Standard">
      <style:paragraph-properties fo:margin-top="0.1945in" fo:margin-bottom="0in" loext:contextual-spacing="false"/>
    </style:style>
    <style:style style:name="P30" style:family="paragraph" style:parent-style-name="Standard">
      <style:paragraph-properties fo:margin-top="0.1945in" fo:margin-bottom="0in" loext:contextual-spacing="false" style:snap-to-layout-grid="false"/>
    </style:style>
    <style:style style:name="P31" style:family="paragraph" style:parent-style-name="Standard">
      <style:paragraph-properties fo:margin-top="0.1945in" fo:margin-bottom="0in" loext:contextual-spacing="false" fo:text-align="center" style:justify-single-word="false"/>
    </style:style>
    <style:style style:name="P32" style:family="paragraph" style:parent-style-name="Standard">
      <style:paragraph-properties fo:margin-top="0.1945in" fo:margin-bottom="0in" loext:contextual-spacing="false"/>
      <style:text-properties fo:font-size="10pt" fo:font-weight="bold" style:font-size-asian="10pt" style:font-weight-asian="bold"/>
    </style:style>
    <style:style style:name="P33" style:family="paragraph" style:parent-style-name="Standard">
      <style:paragraph-properties fo:margin-top="0.1945in" fo:margin-bottom="0in" loext:contextual-spacing="false">
        <style:tab-stops>
          <style:tab-stop style:position="0.5in"/>
        </style:tab-stops>
      </style:paragraph-properties>
    </style:style>
    <style:style style:name="P34" style:family="paragraph" style:parent-style-name="Standard">
      <style:paragraph-properties fo:margin-top="0.1945in" fo:margin-bottom="0in" loext:contextual-spacing="false"/>
      <style:text-properties fo:font-weight="bold" style:font-weight-asian="bold"/>
    </style:style>
    <style:style style:name="P35" style:family="paragraph" style:parent-style-name="Standard">
      <style:paragraph-properties fo:margin-top="0.1945in" fo:margin-bottom="0in" loext:contextual-spacing="false" style:snap-to-layout-grid="false"/>
      <style:text-properties fo:font-size="11pt" fo:font-weight="bold" style:font-size-asian="11pt" style:font-weight-asian="bold" style:font-name-complex="Arial"/>
    </style:style>
    <style:style style:name="P36" style:family="paragraph" style:parent-style-name="Table_20_Text">
      <style:paragraph-properties fo:margin-top="0.1945in" fo:margin-bottom="0in" loext:contextual-spacing="false" style:snap-to-layout-grid="false"/>
    </style:style>
    <style:style style:name="P37" style:family="paragraph" style:parent-style-name="Standard">
      <style:paragraph-properties fo:margin-top="0.1945in" fo:margin-bottom="0.1665in" loext:contextual-spacing="false"/>
    </style:style>
    <style:style style:name="P38" style:family="paragraph" style:parent-style-name="Table_20_Normal1">
      <style:text-properties fo:font-size="11pt" fo:font-weight="bold" style:font-size-asian="11pt" style:font-weight-asian="bold"/>
    </style:style>
    <style:style style:name="P39" style:family="paragraph" style:parent-style-name="Table_20_Text">
      <style:paragraph-properties style:snap-to-layout-grid="false"/>
    </style:style>
    <style:style style:name="P40" style:family="paragraph" style:parent-style-name="Table_20_Text">
      <style:paragraph-properties fo:text-align="center" style:justify-single-word="false" style:snap-to-layout-grid="false"/>
    </style:style>
    <style:style style:name="P41" style:family="paragraph" style:parent-style-name="Table_20_Text">
      <style:paragraph-properties fo:margin-top="0.0417in" fo:margin-bottom="0in" loext:contextual-spacing="false" style:snap-to-layout-grid="false"/>
    </style:style>
    <style:style style:name="P42" style:family="paragraph" style:parent-style-name="Table_20_Text">
      <style:paragraph-properties fo:margin-top="0.0417in" fo:margin-bottom="0in" loext:contextual-spacing="false" fo:text-align="center" style:justify-single-word="false"/>
      <style:text-properties officeooo:rsid="001d5d35" officeooo:paragraph-rsid="001d5d35"/>
    </style:style>
    <style:style style:name="P43" style:family="paragraph" style:parent-style-name="Table_20_Text">
      <style:paragraph-properties fo:margin-top="0.0417in" fo:margin-bottom="0in" loext:contextual-spacing="false" fo:text-align="center" style:justify-single-word="false"/>
      <style:text-properties style:use-window-font-color="true" style:font-name="Arial" fo:font-size="10pt" fo:language="en" fo:country="AU" officeooo:rsid="001d5d35" officeooo:paragraph-rsid="001d5d35" style:font-name-asian="Times New Roman" style:font-size-asian="10pt" style:font-name-complex="Times New Roman" style:font-size-complex="11pt" style:language-complex="ar" style:country-complex="SA"/>
    </style:style>
    <style:style style:name="P44" style:family="paragraph" style:parent-style-name="Table_20_Text">
      <style:paragraph-properties fo:margin-top="0in" fo:margin-bottom="0.0417in" loext:contextual-spacing="false" fo:text-align="center" style:justify-single-word="false"/>
    </style:style>
    <style:style style:name="P45" style:family="paragraph" style:parent-style-name="VersionNo">
      <style:paragraph-properties fo:margin-left="0in" fo:margin-right="0in" fo:margin-top="0.1665in" fo:margin-bottom="0.4165in" loext:contextual-spacing="false" fo:text-indent="0in" style:auto-text-indent="false"/>
    </style:style>
    <style:style style:name="P46" style:family="paragraph" style:parent-style-name="Standard">
      <style:paragraph-properties fo:margin-left="0in" fo:margin-right="0in" fo:margin-top="0.0417in" fo:margin-bottom="0.0417in" loext:contextual-spacing="false" fo:text-indent="0in" style:auto-text-indent="false">
        <style:tab-stops>
          <style:tab-stop style:position="0.5in"/>
        </style:tab-stops>
      </style:paragraph-properties>
    </style:style>
    <style:style style:name="P47" style:family="paragraph" style:parent-style-name="Standard">
      <style:paragraph-properties fo:margin-left="0in" fo:margin-right="0in" fo:margin-top="0.0417in" fo:margin-bottom="0.0417in" loext:contextual-spacing="false" fo:text-indent="0in" style:auto-text-indent="false">
        <style:tab-stops>
          <style:tab-stop style:position="0.5in"/>
        </style:tab-stops>
      </style:paragraph-properties>
      <style:text-properties officeooo:paragraph-rsid="0028adf7"/>
    </style:style>
    <style:style style:name="P48" style:family="paragraph" style:parent-style-name="Standard">
      <style:paragraph-properties fo:margin-left="0in" fo:margin-right="0in" fo:margin-top="0.0417in" fo:margin-bottom="0.0417in" loext:contextual-spacing="false" fo:text-indent="0in" style:auto-text-indent="false">
        <style:tab-stops>
          <style:tab-stop style:position="0.5in"/>
        </style:tab-stops>
      </style:paragraph-properties>
      <style:text-properties officeooo:paragraph-rsid="0029d45b"/>
    </style:style>
    <style:style style:name="P49" style:family="paragraph" style:parent-style-name="Document_20_Name">
      <style:text-properties style:use-window-font-color="true" style:font-name="Arial" fo:font-size="36pt" fo:language="en" fo:country="AU" fo:font-weight="bold" officeooo:rsid="001d5d35" style:letter-kerning="true" style:font-name-asian="Times New Roman" style:font-size-asian="36pt" style:font-weight-asian="bold" style:font-name-complex="Arial" style:font-size-complex="36pt" style:language-complex="ar" style:country-complex="SA" style:font-weight-complex="bold"/>
    </style:style>
    <style:style style:name="P50" style:family="paragraph" style:parent-style-name="Standard">
      <style:paragraph-properties fo:margin-left="0.4957in" fo:margin-right="0in" fo:margin-top="0.0417in" fo:margin-bottom="0.0417in" loext:contextual-spacing="false" fo:text-indent="-0.248in" style:auto-text-indent="false">
        <style:tab-stops>
          <style:tab-stop style:position="0.5in"/>
        </style:tab-stops>
      </style:paragraph-properties>
    </style:style>
    <style:style style:name="P51" style:family="paragraph" style:parent-style-name="MainHeading" style:master-page-name="Standard">
      <style:paragraph-properties fo:margin-left="0in" fo:margin-right="0.0665in" fo:margin-top="0.1665in" fo:margin-bottom="0in" loext:contextual-spacing="false" fo:text-align="end" style:justify-single-word="false" fo:text-indent="0in" style:auto-text-indent="false" style:page-number="1"/>
      <style:text-properties fo:font-size="22pt" style:font-size-asian="22pt" style:font-size-complex="18pt"/>
    </style:style>
    <style:style style:name="P52" style:family="paragraph" style:parent-style-name="TOC_20_Heading" style:master-page-name="Convert_20_7">
      <style:paragraph-properties style:page-number="auto"/>
    </style:style>
    <style:style style:name="P53" style:family="paragraph" style:parent-style-name="Not_20_Heading_20_1" style:master-page-name="Convert_20_6">
      <style:paragraph-properties style:page-number="auto"/>
    </style:style>
    <style:style style:name="P54" style:family="paragraph" style:parent-style-name="Heading_20_1" style:master-page-name="Convert_20_9">
      <style:paragraph-properties fo:margin-left="0.5909in" fo:margin-right="0in" fo:text-indent="-0.5909in" style:auto-text-indent="false" style:page-number="auto"/>
    </style:style>
    <style:style style:name="P55" style:family="paragraph" style:parent-style-name="Heading_20_1">
      <style:paragraph-properties fo:margin-left="0.5909in" fo:margin-right="0in" fo:text-indent="-0.5909in" style:auto-text-indent="false" fo:break-before="page"/>
    </style:style>
    <style:style style:name="P56" style:family="paragraph" style:parent-style-name="Heading_20_1">
      <style:paragraph-properties fo:break-before="page"/>
    </style:style>
    <style:style style:name="P57" style:family="paragraph" style:parent-style-name="Heading_20_2">
      <style:paragraph-properties>
        <style:tab-stops>
          <style:tab-stop style:position="0.5in"/>
        </style:tab-stops>
      </style:paragraph-properties>
    </style:style>
    <style:style style:name="P58" style:family="paragraph" style:parent-style-name="List_20_Bullet">
      <style:paragraph-properties fo:margin-top="0.1665in" fo:margin-bottom="0in" loext:contextual-spacing="false"/>
    </style:style>
    <style:style style:name="P59" style:family="paragraph" style:parent-style-name="List_20_Bullet">
      <style:paragraph-properties fo:margin-top="0.1665in" fo:margin-bottom="0.1945in" loext:contextual-spacing="false"/>
    </style:style>
    <style:style style:name="P60" style:family="paragraph" style:parent-style-name="List_20_Bullet" style:list-style-name="WW8Num11">
      <style:paragraph-properties fo:margin-left="0.2957in" fo:margin-right="0in" fo:margin-top="0in" fo:margin-bottom="0.0417in" loext:contextual-spacing="false" fo:keep-together="auto" fo:text-indent="-0.25in" style:auto-text-indent="false">
        <style:tab-stops>
          <style:tab-stop style:position="0.2957in"/>
        </style:tab-stops>
      </style:paragraph-properties>
    </style:style>
    <style:style style:name="P61" style:family="paragraph" style:parent-style-name="List_20_Bullet" style:list-style-name="WW8Num11">
      <style:paragraph-properties fo:margin-left="0.2957in" fo:margin-right="0in" fo:margin-top="0in" fo:margin-bottom="0.1945in" loext:contextual-spacing="false" fo:keep-together="auto" fo:text-indent="-0.25in" style:auto-text-indent="false">
        <style:tab-stops>
          <style:tab-stop style:position="0.2957in"/>
        </style:tab-stops>
      </style:paragraph-properties>
      <style:text-properties style:font-name-complex="Arial"/>
    </style:style>
    <style:style style:name="P62" style:family="paragraph" style:parent-style-name="List_20_Bullet" style:list-style-name="WW8Num2">
      <style:paragraph-properties fo:margin-left="0.2957in" fo:margin-right="0in" fo:margin-top="0.0835in" fo:margin-bottom="0in" loext:contextual-spacing="false" fo:text-indent="-0.2957in" style:auto-text-indent="false"/>
    </style:style>
    <style:style style:name="P63" style:family="paragraph" style:parent-style-name="List_20_Bullet" style:list-style-name="WW8Num13">
      <style:paragraph-properties fo:margin-left="0.4925in" fo:margin-right="0in" fo:margin-top="0.0417in" fo:margin-bottom="0.0417in" loext:contextual-spacing="false" fo:text-indent="-0.1972in" style:auto-text-indent="false">
        <style:tab-stops>
          <style:tab-stop style:position="0.4925in"/>
        </style:tab-stops>
      </style:paragraph-properties>
    </style:style>
    <style:style style:name="P64" style:family="paragraph" style:parent-style-name="List_20_Bullet" style:list-style-name="WW8Num23">
      <style:paragraph-properties fo:margin-left="0.4925in" fo:margin-right="0in" fo:margin-top="0.0417in" fo:margin-bottom="0.0417in" loext:contextual-spacing="false" fo:text-indent="-0.1972in" style:auto-text-indent="false">
        <style:tab-stops>
          <style:tab-stop style:position="0.4925in"/>
        </style:tab-stops>
      </style:paragraph-properties>
    </style:style>
    <style:style style:name="P65" style:family="paragraph" style:parent-style-name="Standard" style:list-style-name="">
      <style:text-properties style:font-name="Calibri" style:font-name-complex="Calibri" style:font-size-complex="11pt"/>
    </style:style>
    <style:style style:name="P66" style:family="paragraph" style:parent-style-name="Standard" style:list-style-name="L1">
      <style:text-properties officeooo:paragraph-rsid="0026d71c"/>
    </style:style>
    <style:style style:name="P67" style:family="paragraph" style:parent-style-name="Standard" style:list-style-name="L1">
      <style:text-properties officeooo:paragraph-rsid="0029d45b"/>
    </style:style>
    <style:style style:name="P68" style:family="paragraph" style:parent-style-name="Standard" style:list-style-name="WW8Num3">
      <style:paragraph-properties fo:margin-left="0.4957in" fo:margin-right="0in" fo:margin-top="0.0417in" fo:margin-bottom="0.0417in" loext:contextual-spacing="false" fo:keep-together="auto" fo:text-indent="-0.248in" style:auto-text-indent="false">
        <style:tab-stops>
          <style:tab-stop style:position="0.5in"/>
        </style:tab-stops>
      </style:paragraph-properties>
    </style:style>
    <style:style style:name="P69" style:family="paragraph" style:parent-style-name="Standard" style:list-style-name="WW8Num3">
      <style:paragraph-properties fo:margin-left="0in" fo:margin-right="0in" fo:margin-top="0.0417in" fo:margin-bottom="0.0417in" loext:contextual-spacing="false" fo:text-indent="0in" style:auto-text-indent="false">
        <style:tab-stops>
          <style:tab-stop style:position="0.5in"/>
        </style:tab-stops>
      </style:paragraph-properties>
      <style:text-properties officeooo:paragraph-rsid="0028adf7"/>
    </style:style>
    <style:style style:name="P70" style:family="paragraph" style:parent-style-name="Standard" style:list-style-name="L2">
      <style:paragraph-properties fo:margin-top="0.0417in" fo:margin-bottom="0.0417in" loext:contextual-spacing="false">
        <style:tab-stops>
          <style:tab-stop style:position="0.5in"/>
        </style:tab-stops>
      </style:paragraph-properties>
      <style:text-properties officeooo:paragraph-rsid="0029d45b"/>
    </style:style>
    <style:style style:name="P71" style:family="paragraph" style:parent-style-name="Standard" style:list-style-name="L2">
      <style:paragraph-properties fo:margin-top="0.0417in" fo:margin-bottom="0.0417in" loext:contextual-spacing="false">
        <style:tab-stops>
          <style:tab-stop style:position="0.5in"/>
        </style:tab-stops>
      </style:paragraph-properties>
      <style:text-properties officeooo:paragraph-rsid="002b7dbf"/>
    </style:style>
    <style:style style:name="P72" style:family="paragraph" style:parent-style-name="Standard" style:list-style-name="WW8Num9">
      <style:paragraph-properties fo:margin-top="0.1945in" fo:margin-bottom="0in" loext:contextual-spacing="false"/>
    </style:style>
    <style:style style:name="P73" style:family="paragraph">
      <loext:graphic-properties draw:fill="none" draw:fill-color="#ffffff"/>
      <style:paragraph-properties fo:text-align="center" style:writing-mode="lr-tb"/>
    </style:style>
    <style:style style:name="T1" style:family="text">
      <style:text-properties style:font-name-asian="Arial"/>
    </style:style>
    <style:style style:name="T2" style:family="text">
      <style:text-properties style:font-name-asian="Arial" style:font-name-complex="Arial"/>
    </style:style>
    <style:style style:name="T3" style:family="text">
      <style:text-properties fo:color="#000000"/>
    </style:style>
    <style:style style:name="T4" style:family="text">
      <style:text-properties fo:color="#000000" fo:font-size="11pt" fo:font-weight="bold" style:font-size-asian="11pt" style:font-weight-asian="bold" style:font-size-complex="11pt"/>
    </style:style>
    <style:style style:name="T5" style:family="text">
      <style:text-properties fo:color="#000000" fo:font-size="11pt" style:font-size-asian="11pt"/>
    </style:style>
    <style:style style:name="T6" style:family="text">
      <style:text-properties fo:color="#000000" style:font-name="Arial" fo:font-size="11pt" fo:language="en" fo:country="AU" fo:font-weight="bold" officeooo:rsid="001d5d35" style:font-name-asian="Times New Roman" style:font-size-asian="11pt" style:font-weight-asian="bold" style:font-name-complex="Times New Roman" style:font-size-complex="11pt" style:language-complex="ar" style:country-complex="SA"/>
    </style:style>
    <style:style style:name="T7" style:family="text">
      <style:text-properties fo:color="#000000" fo:font-style="italic" style:font-style-asian="italic"/>
    </style:style>
    <style:style style:name="T8" style:family="text">
      <style:text-properties fo:color="#000000" fo:font-style="italic" style:text-underline-style="none" style:font-style-asian="italic"/>
    </style:style>
    <style:style style:name="T9" style:family="text">
      <style:text-properties fo:color="#000000" fo:font-style="normal" officeooo:rsid="001d8973" style:font-style-asian="normal" style:font-style-complex="normal"/>
    </style:style>
    <style:style style:name="T10" style:family="text">
      <style:text-properties fo:color="#000000" fo:font-style="normal" officeooo:rsid="001ddc51" style:font-style-asian="normal" style:font-style-complex="normal"/>
    </style:style>
    <style:style style:name="T11" style:family="text">
      <style:text-properties fo:color="#000000" fo:font-style="normal" officeooo:rsid="001f7c4a" style:font-style-asian="normal" style:font-style-complex="normal"/>
    </style:style>
    <style:style style:name="T12" style:family="text">
      <style:text-properties fo:color="#000000" fo:font-style="normal" officeooo:rsid="00211da9" style:font-style-asian="normal" style:font-style-complex="normal"/>
    </style:style>
    <style:style style:name="T13" style:family="text">
      <style:text-properties fo:color="#000000" fo:font-style="normal" officeooo:rsid="00238efd" style:font-style-asian="normal" style:font-style-complex="normal"/>
    </style:style>
    <style:style style:name="T14" style:family="text">
      <style:text-properties fo:color="#000000" fo:font-style="normal" officeooo:rsid="0024e651" style:font-style-asian="normal" style:font-style-complex="normal"/>
    </style:style>
    <style:style style:name="T15" style:family="text">
      <style:text-properties fo:color="#000000" fo:font-style="normal" officeooo:rsid="0026d71c" style:font-style-asian="normal" style:font-style-complex="normal"/>
    </style:style>
    <style:style style:name="T16" style:family="text">
      <style:text-properties fo:color="#000000" fo:font-style="normal" officeooo:rsid="0028adf7" style:font-style-asian="normal" style:font-style-complex="normal"/>
    </style:style>
    <style:style style:name="T17" style:family="text">
      <style:text-properties fo:color="#000000" fo:font-style="normal" officeooo:rsid="0029d45b" style:font-style-asian="normal" style:font-style-complex="normal"/>
    </style:style>
    <style:style style:name="T18" style:family="text">
      <style:text-properties fo:color="#000000" fo:font-style="normal" officeooo:rsid="002b7dbf" style:font-style-asian="normal" style:font-style-complex="normal"/>
    </style:style>
    <style:style style:name="T19" style:family="text">
      <style:text-properties style:font-name-complex="Arial"/>
    </style:style>
    <style:style style:name="T20" style:family="text">
      <style:text-properties style:text-underline-style="none" fo:font-weight="normal" style:font-weight-asian="normal" style:font-weight-complex="normal"/>
    </style:style>
    <style:style style:name="T21" style:family="text">
      <style:text-properties style:font-style-complex="italic"/>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font-style-asian="italic" style:font-name-complex="Arial" style:font-style-complex="italic"/>
    </style:style>
    <style:style style:name="T25" style:family="text">
      <style:text-properties fo:font-style="italic" style:text-underline-style="none" fo:font-weight="normal" style:font-style-asian="italic" style:font-weight-asian="normal" style:font-weight-complex="normal"/>
    </style:style>
    <style:style style:name="T26" style:family="text">
      <style:text-properties fo:font-weight="bold" style:font-weight-asian="bold"/>
    </style:style>
    <style:style style:name="T27" style:family="text">
      <style:text-properties fo:font-weight="bold" style:font-weight-asian="bold" style:font-name-complex="Arial"/>
    </style:style>
    <style:style style:name="T28" style:family="text">
      <style:text-properties fo:font-style="normal" style:font-style-asian="normal"/>
    </style:style>
    <style:style style:name="T29" style:family="text">
      <style:text-properties fo:font-style="normal" style:font-style-asian="normal" style:font-name-complex="Arial"/>
    </style:style>
    <style:style style:name="T30" style:family="text">
      <style:text-properties fo:font-style="normal" style:font-style-asian="normal" style:font-style-complex="normal"/>
    </style:style>
    <style:style style:name="T31" style:family="text">
      <style:text-properties fo:font-size="10pt" style:font-size-asian="10pt"/>
    </style:style>
    <style:style style:name="T32" style:family="text">
      <style:text-properties fo:font-size="10pt" style:font-size-asian="10pt" style:font-size-complex="10pt"/>
    </style:style>
    <style:style style:name="T33" style:family="text">
      <style:text-properties style:text-position="super 58%"/>
    </style:style>
    <style:style style:name="T34" style:family="text">
      <style:text-properties fo:font-size="9pt" style:font-size-asian="9pt"/>
    </style:style>
    <style:style style:name="T35" style:family="text">
      <style:text-properties officeooo:rsid="001d5d35"/>
    </style:style>
    <style:style style:name="T36" style:family="text">
      <style:text-properties style:use-window-font-color="true" style:font-name="Arial" fo:font-size="12pt" fo:language="en" fo:country="AU" officeooo:rsid="001d5d35" style:font-name-asian="Times New Roman" style:font-size-asian="12pt" style:font-name-complex="Times New Roman" style:font-size-complex="11pt" style:language-complex="ar" style:country-complex="SA"/>
    </style:style>
    <style:style style:name="T37" style:family="text">
      <style:text-properties style:use-window-font-color="true" style:font-name="Arial" fo:font-size="10pt" fo:language="en" fo:country="AU" officeooo:rsid="001d5d35" style:font-name-asian="Times New Roman" style:font-size-asian="10pt" style:font-name-complex="Times New Roman" style:font-size-complex="11pt" style:language-complex="ar" style:country-complex="SA"/>
    </style:style>
    <style:style style:name="T38" style:family="text">
      <style:text-properties style:use-window-font-color="true" style:font-name="Arial" fo:font-size="11pt" fo:language="en" fo:country="AU" officeooo:rsid="001d5d35" style:font-name-asian="Times New Roman" style:font-size-asian="11pt" style:font-name-complex="Times New Roman" style:font-size-complex="11pt" style:language-complex="ar" style:country-complex="SA"/>
    </style:style>
    <style:style style:name="T39" style:family="text">
      <style:text-properties style:use-window-font-color="true" style:font-name="Arial" fo:font-size="11pt" fo:language="en" fo:country="AU" officeooo:rsid="001d8973" style:font-name-asian="Times New Roman" style:font-size-asian="11pt" style:font-name-complex="Times New Roman" style:font-size-complex="11pt" style:language-complex="ar" style:country-complex="SA"/>
    </style:style>
    <style:style style:name="T40" style:family="text">
      <style:text-properties style:use-window-font-color="true" style:font-name="Arial" fo:font-size="11pt" fo:language="en" fo:country="AU" officeooo:rsid="001ddc51" style:font-name-asian="Times New Roman" style:font-size-asian="11pt" style:font-name-complex="Times New Roman" style:font-size-complex="11pt" style:language-complex="ar" style:country-complex="SA"/>
    </style:style>
    <style:style style:name="T41" style:family="text">
      <style:text-properties style:use-window-font-color="true" style:font-name="Arial" fo:font-size="11pt" fo:language="en" fo:country="AU" officeooo:rsid="00238efd" style:font-name-asian="Times New Roman" style:font-size-asian="11pt" style:font-name-complex="Times New Roman" style:font-size-complex="11pt" style:language-complex="ar" style:country-complex="SA"/>
    </style:style>
    <style:style style:name="T42" style:family="text">
      <style:text-properties fo:color="#ff0000" fo:font-style="normal" officeooo:rsid="0029d45b" style:font-style-asian="normal" style:font-style-complex="normal"/>
    </style:style>
    <style:style style:name="Sect1" style:family="section">
      <style:section-properties text:dont-balance-text-columns="true" style:writing-mode="lr-tb" style:editable="false">
        <style:columns fo:column-count="2" fo:column-gap="0.2335in">
          <style:column style:rel-width="32767*" fo:start-indent="0in" fo:end-indent="0.1165in"/>
          <style:column style:rel-width="32768*" fo:start-indent="0.116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watermark" draw:luminance="0%" draw:contrast="0%" draw:gamma="100%" draw:red="0%" draw:green="0%" draw:blue="0%" fo:clip="rect(0in, 0in, 0in, 1.9685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Document_20_Name">Project Proposal </text:p>
      <text:p text:style-name="Document_20_Subtitle">Template and Guide</text:p>
      <text:p text:style-name="P45">Version 3.0 (April 2008) </text:p>
      <text:p text:style-name="Table_20_Text"><text:span text:style-name="Instruction_20_Text">This Guide is intended to be read in conjunction with the following template for the development of a Project Proposal for small to medium projects. As such the Guide should be removed from the front of your final document.</text:span></text:p>
      <text:p text:style-name="TableText"><text:span text:style-name="Instruction_20_Text">The project management templates are being continuously improved. <text:s/>Feedback on suggested improvements to this Template would be appreciated, and may be made to Project Services by emailing </text:span><text:a xlink:type="simple" xlink:href="mailto:project.management@dpac.tas.gov.au" text:style-name="Internet_20_link" text:visited-style-name="Visited_20_Internet_20_Link"><text:span text:style-name="Instruction_20_Text">project.management@dpac.tas.gov.au</text:span></text:a><text:span text:style-name="Instruction_20_Text">. <text:s/></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TableText"><text:span text:style-name="Instruction_20_Text"><text:span text:style-name="T19"/></text:span></text:p>
      <text:p text:style-name="P14">DISCLAIMER</text:p>
      <text:p text:style-name="Disclaimer_20_text">This material has been prepared for use by Tasmanian Government agencies and Instrumentalities. It follows that this material should not be relied upon by any other person. Furthermore, to the extent that ‘this material is relied upon’, the Crown in Right of the State of Tasmania gives no warranty as to the accuracy or correctness of the material or for any advice given or for omissions from the material. Users rely on the material at their own risk.</text:p>
      <text:p text:style-name="P18"/>
      <text:section text:style-name="Sect1" text:name="Section1">
        <text:p text:style-name="P16">What is a Project Proposal?</text:p>
        <text:p text:style-name="Standard">The <text:span text:style-name="T21">Project Proposal</text:span> is usually the first document developed to introduce a project. <text:s/></text:p>
        <text:p text:style-name="Standard">It expands the initial concept or idea to broadly define the scope of the proposed project (objectives, outcomes and outputs), and provide an estimate of the resourcing, time and costs associated with progressing the initiative.</text:p>
        <text:p text:style-name="Standard">The Project Proposal is generally only required for small to medium projects. <text:s/></text:p>
        <text:p text:style-name="Standard">Larger, more complex projects may require a more formal, structured approach to initiation, often requiring a separate body of work (phase) to investigate and develop the business case, and also often involving a <text:span text:style-name="T22">Project Business Plan</text:span> for its initiation phase.</text:p>
        <text:p text:style-name="P16">Why would a Project Proposal be developed?</text:p>
        <text:p text:style-name="Standard">A <text:span text:style-name="T21">Project Proposal</text:span> is developed to outline what change is proposed and the proposed approach to achieving the desired outcomes.</text:p>
        <text:p text:style-name="Standard">It provides an opportunity to obtain feedback on underlying concepts for the project.</text:p>
        <text:p text:style-name="Standard">It should provide sufficient information for a decision to be made as to whether or not the proposed project should proceed to the next step: planning and scoping. </text:p>
        <text:p text:style-name="Standard">For more information on this process refer to the <text:span text:style-name="T22">Project Management Fact Sheet: Developing a Project Business Plan</text:span> at <text:a xlink:type="simple" xlink:href="http://www.egovernment.tas.gov.au/" text:style-name="Internet_20_link" text:visited-style-name="Visited_20_Internet_20_Link"><text:span text:style-name="Internet_20_link">www.egovernment.tas.gov.au</text:span></text:a>. </text:p>
        <text:p text:style-name="P16">When would a Project Proposal be developed?</text:p>
        <text:p text:style-name="Standard">A Project Proposal may be developed to get feedback and buy-in from stakeholders on the initial concepts and approach or may be required to secure approval to proceed to more comprehensive planning and scoping activities.</text:p>
        <text:p text:style-name="P26">Potential projects should be evaluated to ensure:</text:p>
        <text:list xml:id="list1497913139" text:style-name="WW8Num20">
          <text:list-item>
            <text:p text:style-name="P58">The agency has capability and capacity to absorb change and deliver the desired outcomes</text:p>
          </text:list-item>
          <text:list-item>
            <text:p text:style-name="P58">The potential investment of time, effort and funds has value</text:p>
          </text:list-item>
          <text:list-item>
            <text:p text:style-name="P58">Scarce resources are dedicated to the highest value opportunities</text:p>
          </text:list-item>
          <text:list-item>
            <text:p text:style-name="P58">The project will be properly managed and controlled</text:p>
          </text:list-item>
          <text:list-item>
            <text:p text:style-name="P59">Projects with inter-dependencies are undertaken in the optimum sequence.</text:p>
          </text:list-item>
        </text:list>
        <text:p text:style-name="P16">Who is responsible for developing a Project Proposal?</text:p>
        <text:p text:style-name="Standard">The Project Sponsor is responsible for preparation of the Project Proposal <text:s/></text:p>
        <text:p text:style-name="Standard">The process may be delegated to a responsible officer, who may or may not ultimately become the Project Manager.</text:p>
        <text:p text:style-name="P16">What you need before you start:</text:p>
        <text:list xml:id="list101205282565263" text:continue-numbering="true" text:style-name="WW8Num20">
          <text:list-item>
            <text:p text:style-name="P58">Knowledge and understanding of the relationship between the outcomes and outputs of the project, and how they are utilised by each customer (business unit).</text:p>
          </text:list-item>
          <text:list-item>
            <text:p text:style-name="P58">Knowledge and understanding of the current tools, policies/procedures or organisation of the business unit(s).</text:p>
          </text:list-item>
          <text:list-item>
            <text:p text:style-name="P58">Some knowledge and understanding of the proposed tools, policies/procedures or organisation of the business unit(s). This knowledge and understanding will develop in more detail as the project progresses.</text:p>
          </text:list-item>
          <text:list-item>
            <text:p text:style-name="P59">Knowledge of <text:span text:style-name="T3">the</text:span><text:span text:style-name="T7"> </text:span><text:span text:style-name="Internet_20_link"><text:span text:style-name="T8">Tasmanian Government Project Management Guidelines</text:span></text:span><text:span text:style-name="T7">.</text:span></text:p>
          </text:list-item>
        </text:list>
        <text:p text:style-name="GuideHeading2"><text:soft-page-break/>Also Advisable:</text:p>
        <text:list xml:id="list101205287659705" text:continue-numbering="true" text:style-name="WW8Num20">
          <text:list-item>
            <text:p text:style-name="P58">Current copies of relevant business process policies/procedures.</text:p>
          </text:list-item>
          <text:list-item>
            <text:p text:style-name="P58">Corporate/business plans for the Department or business unit.</text:p>
          </text:list-item>
          <text:list-item>
            <text:p text:style-name="P59">Departmental Project Management Guidelines.</text:p>
          </text:list-item>
        </text:list>
        <text:p text:style-name="P16">How to use this template:</text:p>
        <text:p text:style-name="P19">The template has been developed to accommodate small / medium projects but is intended to be scalable. <text:s/></text:p>
        <text:p text:style-name="P19">It contains sections which are either optional or can be developed at a number of levels of detail depending upon individual need. <text:s/></text:p>
        <text:p text:style-name="P19">Sections that are not completed can be indicated in a number of alternative methods depending on the reason for non-completion, for example by creating or referring to another document or appendix, by deleting the heading, or by indicating that the section is not applicable.</text:p>
        <text:p text:style-name="Standard">All documents developed based on this template should include the appropriate acknowledgement.</text:p>
        <text:p text:style-name="P27"><text:span text:style-name="T19">A number of </text:span><text:span text:style-name="T27">different text styles</text:span><text:span text:style-name="T19"> have been used within the template, as follows:</text:span></text:p>
        <text:list xml:id="list4001514889" text:style-name="WW8Num11">
          <text:list-item>
            <text:p text:style-name="P60"><text:span text:style-name="T19">Text in </text:span><text:span text:style-name="Instruction_20_Text">blue italics</text:span><text:span text:style-name="T19"> is intended to provide a guide as to the kind of information that can be included in a section and to what types of projects it might be applicable. It should be deleted from the final document .</text:span></text:p>
          </text:list-item>
          <text:list-item>
            <text:p text:style-name="P61">Text in normal font is intended as examples.</text:p>
          </text:list-item>
          <text:list-item>
            <text:p text:style-name="P61">Text enclosed in &lt;angle brackets&gt; is intended to be replaced by whatever it is describing.</text:p>
          </text:list-item>
          <text:list-item>
            <text:p text:style-name="P61">This document has been formatted for duplex printing. If you intend to print single sided, you may need to delete some page breaks.</text:p>
          </text:list-item>
        </text:list>
        <text:p text:style-name="Standard">As no two projects are ever the same, the <text:span text:style-name="T22">Project Management Knowledge Base</text:span> at <text:a xlink:type="simple" xlink:href="http://www.egovernment.tas.gov.au/" text:style-name="Internet_20_link" text:visited-style-name="Visited_20_Internet_20_Link"><text:span text:style-name="Internet_20_link">www.egovernment.tas.gov.au</text:span></text:a> includes various examples of <text:span text:style-name="T23">Project Proposals</text:span> that describe the different approaches taken to ensure the initiation process is appropriately managed. </text:p>
        <text:p text:style-name="P16">Integration Process</text:p>
        <text:p text:style-name="P17">This document is a one-off start-up document.</text:p>
        <text:p text:style-name="P17">It will not be updated and/or revised as the project progresses.</text:p>
        <text:p text:style-name="GuideHeading"><text:span text:style-name="T20">Relevant sections of the </text:span><text:span text:style-name="T25">Project Proposal</text:span><text:span text:style-name="T20"> may be integrated into any subsequent project management documentation should the project proceed.</text:span></text:p>
        <text:p text:style-name="GuideHeading2">Checklist</text:p>
        <text:p text:style-name="P29"><text:span text:style-name="T26">Have you remembered to remove</text:span>:</text:p>
        <text:list xml:id="list3779988006" text:style-name="WW8Num2">
          <text:list-item>
            <text:p text:style-name="P62">The versioning statement from the front cover of your document?</text:p>
          </text:list-item>
          <text:list-item>
            <text:p text:style-name="P62">This guide and checklist from the front of your document?</text:p>
          </text:list-item>
          <text:list-item>
            <text:p text:style-name="P62">All <text:span text:style-name="Instruction_20_Text">blue italic</text:span> instructional text and &lt; text enclosed in angle brackets&gt; within the template?</text:p>
          </text:list-item>
        </text:list>
      </text:section>
      <table:table table:name="Table1" table:style-name="Table1">
        <table:table-column table:style-name="Table1.A"/>
        <table:table-row table:style-name="Table1.1">
          <table:table-cell table:style-name="Table1.A1" office:value-type="string">
            <text:p text:style-name="P30"/>
          </table:table-cell>
        </table:table-row>
        <table:table-row table:style-name="Table1.2">
          <table:table-cell table:style-name="Table1.A1" office:value-type="string">
            <text:p text:style-name="P49">Project Stop-Being-Under-Employed</text:p>
            <text:p text:style-name="Document_20_Title">Project Proposal</text:p>
          </table:table-cell>
        </table:table-row>
        <table:table-row table:style-name="Table1.3">
          <table:table-cell table:style-name="Table1.A1" office:value-type="string">
            <text:p text:style-name="P11"><text:span text:style-name="Instruction_20_Text"><text:span text:style-name="T29">The version number starts at one and increases by one for each release. It shows the release number and a revision letter if in draft. The original draft is 0.A and subsequent drafts are 0.B, 0.C etc. The first accepted and issued document is 1.0. Subsequent changes in draft form are 1.0A, 1.0B etc.. The accepted and issued second version is 1.1 or 2.0, depending on the magnitude of the change.</text:span></text:span></text:p>
            <text:p text:style-name="P20"><text:span text:style-name="Instruction_20_Text"><text:span text:style-name="T31">Refer to the Project Management Fact Sheet: Document Control, for more information at </text:span></text:span><text:a xlink:type="simple" xlink:href="http://www.egovernment.tas.gov.au/" text:style-name="Internet_20_link" text:visited-style-name="Visited_20_Internet_20_Link"><text:span text:style-name="Instruction_20_Text"><text:span text:style-name="T31">www.egovernment.tas.gov.au</text:span></text:span></text:a></text:p>
            <text:p text:style-name="P31"><text:span text:style-name="Instruction_20_Text"><text:span text:style-name="T32"/></text:span></text:p>
          </table:table-cell>
        </table:table-row>
      </table:table>
      <text:section text:style-name="Sect2" text:name="Section2">
        <table:table table:name="Table2" table:style-name="Table2">
          <table:table-column table:style-name="Table2.A"/>
          <table:table-row table:style-name="Table2.1">
            <table:table-cell table:style-name="Table2.A1" office:value-type="string">
              <text:p text:style-name="Document_20_Version_20_No">Version No: <text:s/><text:span text:style-name="T36">0.A</text:span></text:p>
              <text:p text:style-name="Document_20_Version_20_No">Copy: uncontrolled</text:p>
            </table:table-cell>
          </table:table-row>
        </table:table>
      </text:section>
      <table:table table:name="Table3" table:style-name="Table3">
        <table:table-column table:style-name="Table3.A"/>
        <table:table-row table:style-name="Table3.1">
          <table:table-cell table:style-name="Table3.A1" office:value-type="string">
            <text:p text:style-name="P10">Acknowledgements</text:p>
            <text:p text:style-name="P12">The contribution of the following individuals in preparing this document is gratefully acknowledged:</text:p>
            <text:p text:style-name="P13">J. Elliot Miller</text:p>
            <text:p text:style-name="AckText"><text:span text:style-name="T30">This document has been derived from a template prepared by the Department of Premier and Cabinet, Tasmania. The structure is based on the</text:span> Tasmanian Government Project Management Guidelines.<text:span text:style-name="T30"> </text:span></text:p>
            <text:p text:style-name="AckText"><text:span text:style-name="T30">For further details, refer to </text:span><text:a xlink:type="simple" xlink:href="http://www.egovernment.tas.gov.au/" text:style-name="Internet_20_link" text:visited-style-name="Visited_20_Internet_20_Link"><text:span text:style-name="Internet_20_link"><text:span text:style-name="T24">www.egovernment.tas.gov.au</text:span></text:span></text:a></text:p>
            <text:p text:style-name="P15"/>
          </table:table-cell>
        </table:table-row>
      </table:table>
      <text:p text:style-name="P53">Document Acceptance and Release Notice</text:p>
      <text:p text:style-name="Standard">This document is authorised for release once all signatures have been obtained.</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Table_20_Text">PREPARED:</text:p>
          </table:table-cell>
          <table:table-cell table:style-name="Table4.B1" office:value-type="string">
            <text:p text:style-name="P41"/>
          </table:table-cell>
          <table:table-cell table:style-name="Table4.A1" office:value-type="string">
            <text:p text:style-name="Table_20_Text">Date:</text:p>
          </table:table-cell>
          <table:table-cell table:style-name="Table4.B1" office:value-type="string">
            <text:p text:style-name="P39"/>
          </table:table-cell>
          <table:table-cell table:style-name="Table4.A1" office:value-type="string">
            <text:p text:style-name="Table_20_Text">/</text:p>
          </table:table-cell>
          <table:table-cell table:style-name="Table4.B1" office:value-type="string">
            <text:p text:style-name="P39"/>
          </table:table-cell>
          <table:table-cell table:style-name="Table4.A1" office:value-type="string">
            <text:p text:style-name="Table_20_Text">/</text:p>
          </table:table-cell>
          <table:table-cell table:style-name="Table4.B1" office:value-type="string">
            <text:p text:style-name="P39"/>
          </table:table-cell>
        </table:table-row>
        <table:table-row table:style-name="Table4.2">
          <table:table-cell table:style-name="Table4.A1" office:value-type="string">
            <text:p text:style-name="Table_20_Text">(for acceptance)</text:p>
          </table:table-cell>
          <table:table-cell table:style-name="Table4.B2" office:value-type="string">
            <text:p text:style-name="P43">J. Elliot Miller</text:p>
            <text:p text:style-name="P28"><text:span text:style-name="T37">Project Manager</text:span>, <text:span text:style-name="T35">Project Management</text:span></text:p>
          </table:table-cell>
          <table:table-cell table:style-name="Table4.A1" office:value-type="string">
            <text:p text:style-name="P39"/>
          </table:table-cell>
          <table:table-cell table:style-name="Table4.A1" table:number-columns-spanned="5" office:value-type="string">
            <text:p text:style-name="P39"/>
          </table:table-cell>
          <table:covered-table-cell/>
          <table:covered-table-cell/>
          <table:covered-table-cell/>
          <table:covered-table-cell/>
        </table:table-row>
        <table:table-row table:style-name="Table4.3">
          <table:table-cell table:style-name="Table4.A1" office:value-type="string">
            <text:p text:style-name="P36"/>
          </table:table-cell>
          <table:table-cell table:style-name="Table4.B3" office:value-type="string">
            <text:p text:style-name="P40"/>
          </table:table-cell>
          <table:table-cell table:style-name="Table4.A1" office:value-type="string">
            <text:p text:style-name="P39"/>
          </table:table-cell>
          <table:table-cell table:style-name="Table4.A1" table:number-columns-spanned="5" office:value-type="string">
            <text:p text:style-name="P39"/>
          </table:table-cell>
          <table:covered-table-cell/>
          <table:covered-table-cell/>
          <table:covered-table-cell/>
          <table:covered-table-cell/>
        </table:table-row>
        <table:table-row table:style-name="Table4.1">
          <table:table-cell table:style-name="Table4.A1" office:value-type="string">
            <text:p text:style-name="Table_20_Text">ACCEPTED:</text:p>
          </table:table-cell>
          <table:table-cell table:style-name="Table4.B1" office:value-type="string">
            <text:p text:style-name="P39"/>
          </table:table-cell>
          <table:table-cell table:style-name="Table4.A1" office:value-type="string">
            <text:p text:style-name="Table_20_Text">Date:</text:p>
          </table:table-cell>
          <table:table-cell table:style-name="Table4.B1" office:value-type="string">
            <text:p text:style-name="P39"/>
          </table:table-cell>
          <table:table-cell table:style-name="Table4.A1" office:value-type="string">
            <text:p text:style-name="Table_20_Text">/</text:p>
          </table:table-cell>
          <table:table-cell table:style-name="Table4.B1" office:value-type="string">
            <text:p text:style-name="P39"/>
          </table:table-cell>
          <table:table-cell table:style-name="Table4.A1" office:value-type="string">
            <text:p text:style-name="Table_20_Text">/</text:p>
          </table:table-cell>
          <table:table-cell table:style-name="Table4.B1" office:value-type="string">
            <text:p text:style-name="P39"/>
          </table:table-cell>
        </table:table-row>
        <table:table-row table:style-name="Table4.5">
          <table:table-cell table:style-name="Table4.A1" office:value-type="string">
            <text:p text:style-name="Table_20_Text">(for release)</text:p>
          </table:table-cell>
          <table:table-cell table:style-name="Table4.B5" office:value-type="string">
            <text:p text:style-name="P42">J. Elliot Miller</text:p>
            <text:p text:style-name="P44"><text:span text:style-name="T35">CEO</text:span>, <text:span text:style-name="T35">C-Suite</text:span></text:p>
          </table:table-cell>
          <table:table-cell table:style-name="Table4.A1" office:value-type="string">
            <text:p text:style-name="P39"/>
          </table:table-cell>
          <table:table-cell table:style-name="Table4.A1" table:number-columns-spanned="5" office:value-type="string">
            <text:p text:style-name="P39"/>
          </table:table-cell>
          <table:covered-table-cell/>
          <table:covered-table-cell/>
          <table:covered-table-cell/>
          <table:covered-table-cell/>
        </table:table-row>
      </table:table>
      <text:p text:style-name="P52">Table of Contents</text:p>
      <text:table-of-content text:style-name="Sect3"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4083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7874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1.3783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left" style:position="1.5752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Contents_20_1"><text:a xlink:type="simple" xlink:href="#__RefHeading___Toc194395455" text:style-name="Index_20_Link" text:visited-style-name="Index_20_Link">Project Summary<text:tab/>11</text:a></text:p>
          <text:p text:style-name="Contents_20_2"><text:a xlink:type="simple" xlink:href="#__RefHeading___Toc194395456" text:style-name="Index_20_Link" text:visited-style-name="Index_20_Link">Purpose<text:tab/>11</text:a></text:p>
          <text:p text:style-name="Contents_20_2"><text:a xlink:type="simple" xlink:href="#__RefHeading___Toc194395457" text:style-name="Index_20_Link" text:visited-style-name="Index_20_Link">Business and Policy Context<text:tab/>11</text:a></text:p>
          <text:p text:style-name="Contents_20_2"><text:a xlink:type="simple" xlink:href="#__RefHeading___Toc194395458" text:style-name="Index_20_Link" text:visited-style-name="Index_20_Link">Working Title for the Proposed Project<text:tab/>11</text:a></text:p>
          <text:p text:style-name="Contents_20_2"><text:a xlink:type="simple" xlink:href="#__RefHeading___Toc194395459" text:style-name="Index_20_Link" text:visited-style-name="Index_20_Link">Objective(s)<text:tab/>11</text:a></text:p>
          <text:p text:style-name="Contents_20_2"><text:a xlink:type="simple" xlink:href="#__RefHeading___Toc194395460" text:style-name="Index_20_Link" text:visited-style-name="Index_20_Link">Project Complexity<text:tab/>11</text:a></text:p>
          <text:p text:style-name="Contents_20_2"><text:a xlink:type="simple" xlink:href="#__RefHeading___Toc194395461" text:style-name="Index_20_Link" text:visited-style-name="Index_20_Link">Potential Benefits<text:tab/>12</text:a></text:p>
          <text:p text:style-name="Contents_20_2"><text:a xlink:type="simple" xlink:href="#__RefHeading___Toc194395462" text:style-name="Index_20_Link" text:visited-style-name="Index_20_Link">Feasibility Statement<text:tab/>12</text:a></text:p>
          <text:p text:style-name="Contents_20_2"><text:a xlink:type="simple" xlink:href="#__RefHeading___Toc194395463" text:style-name="Index_20_Link" text:visited-style-name="Index_20_Link">Recommendation<text:tab/>12</text:a></text:p>
          <text:p text:style-name="Contents_20_1"><text:a xlink:type="simple" xlink:href="#__RefHeading___Toc194395464" text:style-name="Index_20_Link" text:visited-style-name="Index_20_Link">Business Assessment<text:tab/>12</text:a></text:p>
          <text:p text:style-name="Contents_20_2"><text:a xlink:type="simple" xlink:href="#__RefHeading___Toc194395465" text:style-name="Index_20_Link" text:visited-style-name="Index_20_Link">Situation Assessment and Problem Statement<text:tab/>12</text:a></text:p>
          <text:p text:style-name="Contents_20_2"><text:a xlink:type="simple" xlink:href="#__RefHeading___Toc194395466" text:style-name="Index_20_Link" text:visited-style-name="Index_20_Link">Options considered<text:tab/>12</text:a></text:p>
          <text:p text:style-name="Contents_20_2"><text:a xlink:type="simple" xlink:href="#__RefHeading___Toc194395467" text:style-name="Index_20_Link" text:visited-style-name="Index_20_Link">Consultation<text:tab/>12</text:a></text:p>
          <text:p text:style-name="Contents_20_1"><text:a xlink:type="simple" xlink:href="#__RefHeading___Toc194395468" text:style-name="Index_20_Link" text:visited-style-name="Index_20_Link">Proposed Scope<text:tab/>13</text:a></text:p>
          <text:p text:style-name="Contents_20_2"><text:a xlink:type="simple" xlink:href="#__RefHeading___Toc194395469" text:style-name="Index_20_Link" text:visited-style-name="Index_20_Link">Scope Definition<text:tab/>13</text:a></text:p>
          <text:p text:style-name="Contents_20_2"><text:a xlink:type="simple" xlink:href="#__RefHeading___Toc194395470" text:style-name="Index_20_Link" text:visited-style-name="Index_20_Link">Assumptions<text:tab/>13</text:a></text:p>
          <text:p text:style-name="Contents_20_2"><text:a xlink:type="simple" xlink:href="#__RefHeading___Toc194395471" text:style-name="Index_20_Link" text:visited-style-name="Index_20_Link">Constraints<text:tab/>13</text:a></text:p>
          <text:p text:style-name="Contents_20_2"><text:a xlink:type="simple" xlink:href="#__RefHeading___Toc194395472" text:style-name="Index_20_Link" text:visited-style-name="Index_20_Link">Scope of Work<text:tab/>13</text:a></text:p>
          <text:p text:style-name="Contents_20_2"><text:a xlink:type="simple" xlink:href="#__RefHeading___Toc194395473" text:style-name="Index_20_Link" text:visited-style-name="Index_20_Link">Implementation Strategy<text:tab/>14</text:a></text:p>
          <text:p text:style-name="Contents_20_1"><text:a xlink:type="simple" xlink:href="#__RefHeading___Toc194395474" text:style-name="Index_20_Link" text:visited-style-name="Index_20_Link">Project Management Outline<text:tab/>15</text:a></text:p>
          <text:p text:style-name="Contents_20_2"><text:a xlink:type="simple" xlink:href="#__RefHeading___Toc194395475" text:style-name="Index_20_Link" text:visited-style-name="Index_20_Link">Governance<text:tab/>15</text:a></text:p>
          <text:p text:style-name="Contents_20_2"><text:a xlink:type="simple" xlink:href="#__RefHeading___Toc194395476" text:style-name="Index_20_Link" text:visited-style-name="Index_20_Link">Key Risks and Issues<text:tab/>15</text:a></text:p>
        </text:index-body>
      </text:table-of-content>
      <text:h text:style-name="P65" text:outline-level="1"><text:span text:style-name="Instruction_20_Text"/></text:h>
      <text:h text:style-name="P54" text:outline-level="1"><text:bookmark-start text:name="__RefHeading___Toc194395455"/>Project Summary<text:bookmark-end text:name="__RefHeading___Toc194395455"/></text:h>
      <text:h text:style-name="Heading_20_2" text:outline-level="2"><text:bookmark-start text:name="OLE_LINK1"/><text:bookmark-start text:name="__RefHeading___Toc194395456"/><text:bookmark-start text:name="OLE_LINK2"/>Purpose<text:bookmark-end text:name="__RefHeading___Toc194395456"/></text:h>
      <text:p text:style-name="Standard">The purpose of this document is <text:span text:style-name="T38">the clarification and documentation of a clear and consistent set of goals and plan of action for the purposes of attaining an acceptable form of employment for J. Elliot Miller</text:span>.<text:span text:style-name="Instruction_20_Text"> </text:span></text:p>
      <text:h text:style-name="Heading_20_2" text:outline-level="2"><text:bookmark-start text:name="__RefHeading___Toc194395457"/>Business and Policy Context<text:bookmark-end text:name="__RefHeading___Toc194395457"/></text:h>
      <text:p text:style-name="P22"><text:span text:style-name="Instruction_20_Text"><text:span text:style-name="T9">Elliot has been pursuing a posisiton utilizing his B.A. in computer science since approximately May 2019. Efforts thus far have proven fruitless, and we believe the efforts would benefit from a more structured approach. To that end, we are writing this proposal to handle the job search efforts of Elliot as a project with clearly defined goals and deliverables, as well as a well outlined plan of action.</text:span></text:span></text:p>
      <text:h text:style-name="Heading_20_2" text:outline-level="2"><text:bookmark-start text:name="__RefHeading___Toc194395458"/>Working Title for the Proposed Project<text:bookmark-end text:name="__RefHeading___Toc194395458"/></text:h>
      <text:p text:style-name="Standard">The working title for the project is the<text:span text:style-name="Instruction_20_Text"> </text:span><text:span text:style-name="T39">Stop-Being-An-Underemployed-POS</text:span> Project. </text:p>
      <text:h text:style-name="Heading_20_2" text:outline-level="2"><text:bookmark-start text:name="__RefHeading___Toc194395459"/><text:bookmark-end text:name="OLE_LINK1"/><text:bookmark-end text:name="OLE_LINK2"/>Objective(s)<text:bookmark-end text:name="__RefHeading___Toc194395459"/></text:h>
      <text:p text:style-name="P22">The objective of the <text:span text:style-name="T39">Stop-Being-An-Underemployed-POS</text:span> Project is to <text:span text:style-name="T39">attain a form of employment for J. Elliot Miller which will serve as a reasonable step towards advancing T</text:span><text:span text:style-name="T41">he Mission</text:span><text:span text:style-name="T39">. This can be achieved via a combination of monitary value and skill development, or through a position that directly supports </text:span><text:span text:style-name="T40">advancement of Elliot’s formal education status.</text:span></text:p>
      <text:h text:style-name="Heading_20_2" text:outline-level="2"><text:bookmark-start text:name="__RefHeading___Toc194395460"/>Project Complexity<text:bookmark-end text:name="__RefHeading___Toc194395460"/></text:h>
      <text:p text:style-name="P23"><text:span text:style-name="Instruction_20_Text"><text:span text:style-name="T10">This project is to be of a primarily linear and iterative nature. The process revolves principally around the incremental improvement of Elliot’s application process through feedback and analysis, as well as reasearch. Each stage of the project will be qualitatively similar to the other stages. The highest potential complexity will arise if it is determined that the completion of other projects are necessary for the completion of this project.</text:span></text:span></text:p>
      <text:h text:style-name="Heading_20_2" text:outline-level="2"><text:bookmark-start text:name="__RefHeading___Toc194395461"/>Potential Benefits<text:bookmark-end text:name="__RefHeading___Toc194395461"/></text:h>
      <text:p text:style-name="P24"><text:span text:style-name="Instruction_20_Text"><text:span text:style-name="T11">By taking the step to fully employed, Elliot will begin moving in one of two directions, both of which have been identified as supportive to </text:span></text:span><text:span text:style-name="Instruction_20_Text"><text:span text:style-name="T13">T</text:span></text:span><text:span text:style-name="Instruction_20_Text"><text:span text:style-name="T11">he Mission. In the first case, Elliot is employed by a university in a position which will contribute to entering a graduate degree program and will susidize such an endevour. In the second case, Elliot is employed in a role that develops his skills with artificial intelligence </text:span></text:span><text:span text:style-name="Instruction_20_Text"><text:span text:style-name="T12">and small business, and provides excess capital for further projects.</text:span></text:span></text:p>
      <text:h text:style-name="Heading_20_2" text:outline-level="2"><text:bookmark-start text:name="__RefHeading___Toc194395462"/>Feasibility Statement<text:bookmark-end text:name="__RefHeading___Toc194395462"/></text:h>
      <text:p text:style-name="Standard"><text:span text:style-name="Instruction_20_Text">This section should make a statement about the feasibility of the proposed project, eg does the organisation have capacity and capability to deliver the project. <text:s/></text:span></text:p>
      <text:p text:style-name="P25"><text:span text:style-name="Instruction_20_Text"><text:span text:style-name="T15">There is encouraging information available: </text:span></text:span></text:p>
      <text:list xml:id="list1600150777" text:style-name="L1">
        <text:list-item>
          <text:p text:style-name="P66"><text:soft-page-break/><text:span text:style-name="Instruction_20_Text"><text:span text:style-name="T14">“There are </text:span></text:span><text:span text:style-name="Instruction_20_Text"><text:span text:style-name="Strong_20_Emphasis"><text:span text:style-name="T14">more than 7,000 startups in New York City</text:span></text:span></text:span><text:span text:style-name="Instruction_20_Text"><text:span text:style-name="T14"> and over 100 startup incubators.” </text:span></text:span><text:span text:style-name="Instruction_20_Text"><text:span text:style-name="T15">(</text:span></text:span><text:a xlink:type="simple" xlink:href="https://www.coursereport.com/blog/is-the-job-market-for-junior-developers-oversaturated" text:style-name="Internet_20_link" text:visited-style-name="Visited_20_Internet_20_Link"><text:span text:style-name="Instruction_20_Text">https://www.coursereport.com/blog/is-the-job-market-for-junior-developers-oversaturated</text:span></text:a><text:span text:style-name="Instruction_20_Text"><text:span text:style-name="T15">)</text:span></text:span></text:p>
        </text:list-item>
        <text:list-item>
          <text:p text:style-name="P67"><text:span text:style-name="Instruction_20_Text"><text:span text:style-name="T42">Needs more sources</text:span></text:span></text:p>
        </text:list-item>
      </text:list>
      <text:h text:style-name="Heading_20_2" text:outline-level="2"><text:bookmark-start text:name="__RefHeading___Toc194395463"/>Recommendation<text:bookmark-end text:name="__RefHeading___Toc194395463"/></text:h>
      <text:p text:style-name="Standard"><text:span text:style-name="Instruction_20_Text">This section should provide a recommendation on whether or not the project should proceed</text:span><text:span text:style-name="T22">.</text:span></text:p>
      <text:p text:style-name="P21"/>
      <text:h text:style-name="Heading_20_1" text:outline-level="1"><text:bookmark-start text:name="__RefHeading___Toc194395464"/>Business Assessment<text:bookmark-end text:name="__RefHeading___Toc194395464"/></text:h>
      <text:h text:style-name="Heading_20_2" text:outline-level="2"><text:bookmark-start text:name="__RefHeading___Toc194395465"/>Situation Assessment and Problem Statement<text:bookmark-end text:name="__RefHeading___Toc194395465"/></text:h>
      <text:p text:style-name="Standard"><text:span text:style-name="Instruction_20_Text">This section should clearly establish the benefit to the organisation of proceeding with the proposed project. <text:s/>It should contain</text:span><text:span text:style-name="T23">:</text:span></text:p>
      <text:list xml:id="list3176247272" text:style-name="WW8Num3">
        <text:list-item>
          <text:p text:style-name="P68"><text:span text:style-name="Instruction_20_Text">a description of the relevant environmental conditions;</text:span></text:p>
        </text:list-item>
        <text:list-item>
          <text:p text:style-name="P68"><text:span text:style-name="Instruction_20_Text">an assessment of how the business needs are currently being met or not met;</text:span></text:p>
        </text:list-item>
        <text:list-item>
          <text:p text:style-name="P68"><text:span text:style-name="Instruction_20_Text">an analysis of the gap between the current situation and the stated objective(s).</text:span></text:p>
        </text:list-item>
      </text:list>
      <text:p text:style-name="P46"><text:span text:style-name="Instruction_20_Text"><text:span text:style-name="T16"/></text:span></text:p>
      <text:list xml:id="list101206234501950" text:continue-numbering="true" text:style-name="WW8Num3">
        <text:list-header>
          <text:p text:style-name="P69"><text:span text:style-name="Instruction_20_Text"><text:span text:style-name="T16">While positions for software developers are becoming increasingly competative to obtain, New York City remains second only to Silicon Valley in volume of jobs posted. Demand continues to significantly outstrip supply, and the right candidate will obtain employment. </text:span></text:span></text:p>
        </text:list-header>
      </text:list>
      <text:p text:style-name="P47"><text:span text:style-name="Instruction_20_Text"><text:span text:style-name="T16"/></text:span></text:p>
      <text:p text:style-name="P48"><text:span text:style-name="Instruction_20_Text"><text:span text:style-name="T17">Currently, several important objectives are being neglected. Finances are in an unsustainable condition. Skill development and networking are both stagnant. </text:span></text:span><text:span text:style-name="Instruction_20_Text"><text:span text:style-name="T42">I want an analysis of the financial situation and a budget of what we need to do to get back on stable footing. </text:span></text:span></text:p>
      <text:h text:style-name="P57" text:outline-level="2"><text:bookmark-start text:name="__RefHeading___Toc194395466"/>Options considered<text:bookmark-end text:name="__RefHeading___Toc194395466"/></text:h>
      <text:p text:style-name="P33"><text:span text:style-name="Instruction_20_Text">List the options that you have considered to date. <text:s/>Some options that may need to be identified and analysed are:</text:span></text:p>
      <text:list xml:id="list101206891414783" text:continue-numbering="true" text:style-name="WW8Num3">
        <text:list-item>
          <text:p text:style-name="P68"><text:span text:style-name="Instruction_20_Text">Option 1- Do nothing</text:span></text:p>
        </text:list-item>
        <text:list-item>
          <text:p text:style-name="P68"><text:span text:style-name="Instruction_20_Text">Option 2 - An option that would achieve the same result as the preferred option</text:span></text:p>
        </text:list-item>
        <text:list-item>
          <text:p text:style-name="P68"><text:span text:style-name="Instruction_20_Text">Option 3 - The preferred option </text:span></text:p>
        </text:list-item>
      </text:list>
      <text:p text:style-name="P50"><text:span text:style-name="Instruction_20_Text"/></text:p>
      <text:p text:style-name="P48"><text:span text:style-name="Instruction_20_Text"><text:span text:style-name="T17">Our current situation is both unsustainable and unacceptable. </text:span></text:span></text:p>
      <text:list xml:id="list765719157" text:style-name="L2">
        <text:list-item>
          <text:p text:style-name="P70"><text:span text:style-name="Instruction_20_Text"><text:span text:style-name="T17">Continue at Nooch’s</text:span></text:span></text:p>
          <text:p text:style-name="P70"><text:span text:style-name="Instruction_20_Text"><text:span text:style-name="T17">This option is as unhelpful as it is personally unappealing. The work is distasteful, low paying, offers no networking opportunities, offers no learning opportunities, and is a humiliation each day the position is held.</text:span></text:span></text:p>
        </text:list-item>
        <text:list-item>
          <text:p text:style-name="P71"><text:span text:style-name="Instruction_20_Text"><text:span text:style-name="T18">Dandelion (no longer available)</text:span></text:span></text:p>
          <text:p text:style-name="P71"><text:span text:style-name="Instruction_20_Text"><text:span text:style-name="T18">This option was offered and rejected on the grounds that it develops the wrong skills for The Mission, offers little networking opportunities, and while better paying than the current position at Nooch’s, involved considerable hardship in travel distance for a not significant enough boon in money and benefits.</text:span></text:span></text:p>
        </text:list-item>
        <text:list-item>
          <text:p text:style-name="P71"><text:span text:style-name="Instruction_20_Text"><text:span text:style-name="T18">New Contracting Company</text:span></text:span></text:p>
          <text:p text:style-name="P71"><text:soft-page-break/><text:span text:style-name="Instruction_20_Text"><text:span text:style-name="T18">This option offers some appealing attributes in that skills in entrepreneurship would be developed. Unfortunately, without a compelling marketing plan and effectively no startup capital, no route forward is available for this option at this time.</text:span></text:span></text:p>
        </text:list-item>
        <text:list-item>
          <text:p text:style-name="P71"><text:span text:style-name="Instruction_20_Text"><text:span text:style-name="T18">The Bayeux Group<text:line-break/></text:span></text:span></text:p>
        </text:list-item>
      </text:list>
      <text:h text:style-name="Heading_20_2" text:outline-level="2"><text:bookmark-start text:name="__RefHeading___Toc194395467"/>Consultation<text:bookmark-end text:name="__RefHeading___Toc194395467"/></text:h>
      <text:p text:style-name="Standard"><text:span text:style-name="Instruction_20_Text">Provide a summary of any consultation with stakeholders undertaken to date and their respective levels of support for the concept. <text:s/>Initial negative support may indicate increased risk for the proposed project.</text:span></text:p>
      <text:h text:style-name="P55" text:outline-level="1"><text:bookmark-start text:name="__RefHeading___Toc194395468"/>Proposed Scope<text:bookmark-end text:name="__RefHeading___Toc194395468"/></text:h>
      <text:p text:style-name="Standard"><text:span text:style-name="Instruction_20_Text">Based on the information outlined in Section 2 for the preferred option, begin to scope the project that will implement the recommended option and describe how the project will be managed. <text:s/>The information in the following sub-sections are important, as they will form the basis of a Project Business Plan if the project/initiative proceeds. </text:span></text:p>
      <text:h text:style-name="Heading_20_2" text:outline-level="2"><text:bookmark-start text:name="__RefHeading___Toc194395469"/>Scope Definition<text:bookmark-end text:name="__RefHeading___Toc194395469"/></text:h>
      <text:p text:style-name="Standard"><text:span text:style-name="Instruction_20_Text">Outline the broad scope of the proposed project, including any assumptions or constraints that may be relevant. <text:s/>For more information on these terms see the </text:span><text:a xlink:type="simple" xlink:href="../../../../../../../../../Fact%20Sheets/Current/Fact%20Sheet%20Language%20Matters%20V1.0.doc" text:style-name="Internet_20_link" text:visited-style-name="Visited_20_Internet_20_Link"><text:span text:style-name="Instruction_20_Text"><text:span text:style-name="T28">Project Management Fact Sheet: Language Matters</text:span></text:span></text:a><text:span text:style-name="Instruction_20_Text"> at </text:span><text:a xlink:type="simple" xlink:href="http://www.egovernment.tas.gov.au/" text:style-name="Internet_20_link" text:visited-style-name="Visited_20_Internet_20_Link"><text:span text:style-name="Internet_20_link"><text:span text:style-name="T22">www.egovernment.tas.gov.au</text:span></text:span></text:a><text:span text:style-name="Instruction_20_Text"><text:span text:style-name="T28">.</text:span></text:span></text:p>
      <text:p text:style-name="TableHeading">Table &lt;n&gt;: <text:s/>&lt;Project&gt; Proposed Scope</text:p>
      <table:table table:name="Table5" table:style-name="Table5">
        <table:table-column table:style-name="Table5.A"/>
        <table:table-column table:style-name="Table5.B"/>
        <table:table-row table:style-name="Table5.1">
          <table:table-cell table:style-name="Table5.A1" office:value-type="string">
            <text:p text:style-name="P34">Element</text:p>
          </table:table-cell>
          <table:table-cell table:style-name="Table5.B1" office:value-type="string">
            <text:p text:style-name="P34">Detail</text:p>
          </table:table-cell>
        </table:table-row>
        <table:table-row table:style-name="Table5.1">
          <table:table-cell table:style-name="Table5.A2" office:value-type="string">
            <text:p text:style-name="P29">Objective</text:p>
          </table:table-cell>
          <table:table-cell table:style-name="Table5.B2" office:value-type="string">
            <text:p text:style-name="P29"><text:span text:style-name="Instruction_20_Text">See section 1.2 of this template</text:span></text:p>
          </table:table-cell>
        </table:table-row>
        <table:table-row table:style-name="Table5.1">
          <table:table-cell table:style-name="Table5.A3" office:value-type="string">
            <text:p text:style-name="P29">Outcome</text:p>
          </table:table-cell>
          <table:table-cell table:style-name="Table5.B3" office:value-type="string">
            <text:p text:style-name="P29"><text:span text:style-name="Instruction_20_Text">You may not be able to identify and specify target outcomes for the proposed project at this point. <text:s/>The broad business outcomes should be specified as a minimum. </text:span></text:p>
          </table:table-cell>
        </table:table-row>
        <table:table-row table:style-name="Table5.1">
          <table:table-cell table:style-name="Table5.A4" office:value-type="string">
            <text:p text:style-name="P29">Output</text:p>
          </table:table-cell>
          <table:table-cell table:style-name="Table5.B4" office:value-type="string">
            <text:p text:style-name="P29"><text:span text:style-name="Instruction_20_Text">Outputs are the products, services, business or management practices that will be required (produced) to meet the identified outcomes.</text:span></text:p>
          </table:table-cell>
        </table:table-row>
        <table:table-row table:style-name="Table5.1">
          <table:table-cell table:style-name="Table5.A5" office:value-type="string">
            <text:p text:style-name="P29">Quality Criteria</text:p>
          </table:table-cell>
          <table:table-cell table:style-name="Table5.B5" office:value-type="string">
            <text:p text:style-name="P29"><text:span text:style-name="Instruction_20_Text">What criteria will be used to judge whether outputs are fit-for-purpose</text:span></text:p>
          </table:table-cell>
        </table:table-row>
        <table:table-row table:style-name="Table5.1">
          <table:table-cell table:style-name="Table5.A6" office:value-type="string">
            <text:p text:style-name="P29">Customer(s)</text:p>
          </table:table-cell>
          <table:table-cell table:style-name="Table5.B6" office:value-type="string">
            <text:p text:style-name="P29"><text:span text:style-name="Instruction_20_Text">The person or entities that will utilise the project outputs to generate the outcomes</text:span></text:p>
          </table:table-cell>
        </table:table-row>
      </table:table>
      <text:h text:style-name="Heading_20_2" text:outline-level="2"><text:bookmark-start text:name="__RefHeading___Toc194395470"/><text:span text:style-name="Instruction_20_Text">Assumptions</text:span><text:bookmark-end text:name="__RefHeading___Toc194395470"/></text:h>
      <text:p text:style-name="Standard"><text:span text:style-name="Instruction_20_Text">It is essential that assumptions made during the planning process are recognised and recorded, for example resource availability, environment, technology, security etc. <text:s/></text:span></text:p>
      <text:p text:style-name="Standard">The main assumptions are:</text:p>
      <text:list xml:id="list101205958025739" text:continue-list="list101205287659705" text:style-name="WW8Num20">
        <text:list-item>
          <text:p text:style-name="P59"/>
        </text:list-item>
      </text:list>
      <text:h text:style-name="Heading_20_2" text:outline-level="2"><text:bookmark-start text:name="__RefHeading___Toc194395471"/>Constraints<text:bookmark-end text:name="__RefHeading___Toc194395471"/></text:h>
      <text:p text:style-name="Standard"><text:span text:style-name="Instruction_20_Text">Constraints are known limitations within which the project must work, for example deadlines, finance and budget, legislation etc.</text:span></text:p>
      <text:p text:style-name="Standard">The main constraints are:</text:p>
      <text:list xml:id="list101205214569018" text:continue-numbering="true" text:style-name="WW8Num20">
        <text:list-item>
          <text:p text:style-name="P59"/>
        </text:list-item>
      </text:list>
      <text:h text:style-name="Heading_20_2" text:outline-level="2"><text:bookmark-start text:name="__RefHeading___Toc194395472"/><text:soft-page-break/>Scope of Work<text:bookmark-end text:name="__RefHeading___Toc194395472"/></text:h>
      <text:p text:style-name="Standard"><text:span text:style-name="Instruction_20_Text">The scope of work is defined as the processes that are required to produce the project outputs.</text:span></text:p>
      <text:p text:style-name="Standard">The following table initially identifies all of the project work that clearly falls within the scope of the project, that which is outside the scope, and any work that requires further consideration.</text:p>
      <table:table table:name="Table6" table:style-name="Table6">
        <table:table-column table:style-name="Table6.A"/>
        <table:table-column table:style-name="Table6.B" table:number-columns-repeated="3"/>
        <table:table-column table:style-name="Table6.E"/>
        <table:table-row table:style-name="Table6.1">
          <table:table-cell table:style-name="Table6.A1" table:number-columns-spanned="5" office:value-type="string">
            <text:p text:style-name="P38"><text:bookmark text:name="OLE_LINK3"/><text:bookmark text:name="OLE_LINK4"/>Table &lt;n&gt;: &lt;Project Title&gt; Scope of Work</text:p>
          </table:table-cell>
          <table:covered-table-cell/>
          <table:covered-table-cell/>
          <table:covered-table-cell/>
          <table:covered-table-cell/>
        </table:table-row>
        <table:table-row table:style-name="Table6.1">
          <table:table-cell table:style-name="Table6.A2" office:value-type="string">
            <text:p text:style-name="P32">Part of the Project<text:line-break/>(Inside Scope)</text:p>
          </table:table-cell>
          <table:table-cell table:style-name="Table6.B2" office:value-type="string">
            <text:p text:style-name="P32">Responsibility </text:p>
          </table:table-cell>
          <table:table-cell table:style-name="Table6.A2" office:value-type="string">
            <text:p text:style-name="P32">Not Part of the Project<text:line-break/>(Outside Scope)</text:p>
          </table:table-cell>
          <table:table-cell table:style-name="Table6.B2" office:value-type="string">
            <text:p text:style-name="P32">Responsibility </text:p>
          </table:table-cell>
          <table:table-cell table:style-name="Table6.E2" office:value-type="string">
            <text:p text:style-name="P32">Uncertain or Unresolved</text:p>
          </table:table-cell>
        </table:table-row>
        <table:table-row table:style-name="Table6.3">
          <table:table-cell table:style-name="Table6.A3" office:value-type="string">
            <text:p text:style-name="P29"><text:span text:style-name="Instruction_20_Text">Training operational staff to use the new system</text:span></text:p>
          </table:table-cell>
          <table:table-cell table:style-name="Table6.B3" office:value-type="string">
            <text:p text:style-name="P29"><text:span text:style-name="Instruction_20_Text">Project Manager</text:span></text:p>
          </table:table-cell>
          <table:table-cell table:style-name="Table6.C3" office:value-type="string">
            <text:p text:style-name="P30"><text:span text:style-name="Instruction_20_Text"/></text:p>
          </table:table-cell>
          <table:table-cell table:style-name="Table6.D3" office:value-type="string">
            <text:p text:style-name="P30"><text:span text:style-name="Instruction_20_Text"/></text:p>
          </table:table-cell>
          <table:table-cell table:style-name="Table6.E3" office:value-type="string">
            <text:p text:style-name="P30"><text:span text:style-name="Instruction_20_Text"/></text:p>
          </table:table-cell>
        </table:table-row>
        <table:table-row table:style-name="Table6.4">
          <table:table-cell table:style-name="Table6.A4" office:value-type="string">
            <text:p text:style-name="P30"><text:span text:style-name="Instruction_20_Text"/></text:p>
          </table:table-cell>
          <table:table-cell table:style-name="Table6.B4" office:value-type="string">
            <text:p text:style-name="P30"><text:span text:style-name="Instruction_20_Text"/></text:p>
          </table:table-cell>
          <table:table-cell table:style-name="Table6.C4" office:value-type="string">
            <text:p text:style-name="P29"><text:span text:style-name="Instruction_20_Text">Updating the induction manuals</text:span></text:p>
          </table:table-cell>
          <table:table-cell table:style-name="Table6.D4" office:value-type="string">
            <text:p text:style-name="P29"><text:span text:style-name="Instruction_20_Text">HR Section</text:span></text:p>
          </table:table-cell>
          <table:table-cell table:style-name="Table6.E4" office:value-type="string">
            <text:p text:style-name="P29"><text:span text:style-name="Instruction_20_Text">timeline for completion</text:span></text:p>
          </table:table-cell>
        </table:table-row>
      </table:table>
      <text:p text:style-name="Standard"><text:span text:style-name="Instruction_20_Text">Where the project is dependent on other work being completed (ie. outside the scope of the project), agreement must be sought as to who is responsible and timelines for completion.</text:span></text:p>
      <text:h text:style-name="Heading_20_2" text:outline-level="2"><text:bookmark-start text:name="__RefHeading___Toc194395473"/>Implementation Strategy<text:bookmark-end text:name="__RefHeading___Toc194395473"/></text:h>
      <text:p text:style-name="Standard"><text:span text:style-name="Instruction_20_Text">Briefly outline the time and resources (both human and financial) that are required to undertake the work to produce the outputs</text:span><text:span text:style-name="T22">.</text:span></text:p>
      <text:p text:style-name="Standard">The estimated resources that will be required to implement the proposed project are detailed in table &lt;n&gt; below.</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3" office:value-type="string">
            <text:p text:style-name="P38">Table &lt;n&gt;: &lt;Project Title&gt; Project Implementation Strategy</text:p>
          </table:table-cell>
          <table:covered-table-cell/>
          <table:covered-table-cell/>
          <table:table-cell table:style-name="Table7.D1" office:value-type="string">
            <text:p text:style-name="P35"/>
          </table:table-cell>
        </table:table-row>
        <table:table-row table:style-name="Table7.2">
          <table:table-cell table:style-name="Table7.A2" office:value-type="string">
            <text:p text:style-name="P34">Element</text:p>
          </table:table-cell>
          <table:table-cell table:style-name="Table7.B2" office:value-type="string">
            <text:p text:style-name="P34">Detail</text:p>
          </table:table-cell>
          <table:table-cell table:style-name="Table7.C2" table:number-columns-spanned="2" office:value-type="string">
            <text:p text:style-name="P34">Issues</text:p>
          </table:table-cell>
          <table:covered-table-cell/>
        </table:table-row>
        <table:table-row table:style-name="Table7.3">
          <table:table-cell table:style-name="Table7.A3" office:value-type="string">
            <text:p text:style-name="P29">Project Schedule</text:p>
          </table:table-cell>
          <table:table-cell table:style-name="Table7.B3" office:value-type="string">
            <text:p text:style-name="P29"><text:span text:style-name="Instruction_20_Text">Outline the expected timeframe for delivery of the project. For example: The project is expected to commence on &lt;dd/mm/yy&gt; and be completed by &lt;dd/mm/yy&gt;<text:line-break/></text:span></text:p>
          </table:table-cell>
          <table:table-cell table:style-name="Table7.C3" table:number-columns-spanned="2" office:value-type="string">
            <text:p text:style-name="P29"><text:span text:style-name="Instruction_20_Text">List any issues or notes that may be relevant to the scheduling, for example, where estimations have been used. <text:s/>You may also wish to identify any allowances or tolerances (the % of change in schedule that the project manager may accept without reference to the Steering Committee)</text:span></text:p>
          </table:table-cell>
          <table:covered-table-cell/>
        </table:table-row>
        <text:soft-page-break/>
        <table:table-row table:style-name="Table7.4">
          <table:table-cell table:style-name="Table7.A4" office:value-type="string">
            <text:p text:style-name="P29">Budget Estimate</text:p>
          </table:table-cell>
          <table:table-cell table:style-name="Table7.B4" office:value-type="string">
            <text:p text:style-name="P29"><text:span text:style-name="Instruction_20_Text">Outline the expected budget for the project including estimates of any ongoing costs of supporting the project outputs as they are often overlooked. </text:span></text:p>
          </table:table-cell>
          <table:table-cell table:style-name="Table7.C4" table:number-columns-spanned="2" office:value-type="string">
            <text:p text:style-name="P29"><text:span text:style-name="Instruction_20_Text">List any issues or notes that may be relevant to the budget, for example, where estimations have been used. You may also wish to identify any allowances or costing sensitivities relevant to the budget estimate. For example, the cost of materials.</text:span></text:p>
          </table:table-cell>
          <table:covered-table-cell/>
        </table:table-row>
        <table:table-row table:style-name="Table7.5">
          <table:table-cell table:style-name="Table7.A5" office:value-type="string">
            <text:p text:style-name="P29">Other Resources</text:p>
          </table:table-cell>
          <table:table-cell table:style-name="Table7.B5" office:value-type="string">
            <text:p text:style-name="P29"><text:span text:style-name="Instruction_20_Text">List other resourcing requirements, for example accommodation, IT equipment and information requirements.</text:span></text:p>
          </table:table-cell>
          <table:table-cell table:style-name="Table7.C5" table:number-columns-spanned="2" office:value-type="string">
            <text:p text:style-name="P1"><text:span text:style-name="Instruction_20_Text">List any issues or notes that may be relevant to the resources, for example, where estimations have been used</text:span></text:p>
            <text:p text:style-name="P29"><text:span text:style-name="Instruction_20_Text"/></text:p>
          </table:table-cell>
          <table:covered-table-cell/>
        </table:table-row>
      </table:table>
      <text:h text:style-name="P56" text:outline-level="1"><text:bookmark-start text:name="__RefHeading___Toc194395474"/><text:span text:style-name="Instruction_20_Text">Project Management Outline</text:span><text:bookmark-end text:name="__RefHeading___Toc194395474"/></text:h>
      <text:h text:style-name="Heading_20_2" text:outline-level="2"><text:bookmark-start text:name="__RefHeading___Toc194395475"/>Governance<text:bookmark-end text:name="__RefHeading___Toc194395475"/></text:h>
      <text:p text:style-name="Standard"><text:span text:style-name="Instruction_20_Text">List the parties who will form the governance structure for the project if approved. <text:s/></text:span></text:p>
      <text:p text:style-name="Standard"><text:span text:style-name="Instruction_20_Text">As a minimum you will need in your governance structure a:</text:span></text:p>
      <text:list xml:id="list748426370" text:style-name="WW8Num13">
        <text:list-item>
          <text:p text:style-name="P63"><text:span text:style-name="Instruction_20_Text">Project Sponsor</text:span><text:span text:style-name="Instruction_20_Text"><text:span text:style-name="T33"><text:note text:id="ftn1" text:note-class="footnote"><text:note-citation>1</text:note-citation><text:note-body><text:p text:style-name="WW-Footnote"><text:span text:style-name="T1"><text:s/></text:span><text:span text:style-name="Instruction_20_Text"><text:span text:style-name="T34">In many cases the Project Sponsor will also be the Business Owner.</text:span></text:span></text:p></text:note-body></text:note></text:span></text:span></text:p>
        </text:list-item>
        <text:list-item>
          <text:p text:style-name="P63"><text:span text:style-name="Instruction_20_Text">Business Owner</text:span></text:p>
        </text:list-item>
        <text:list-item>
          <text:p text:style-name="P63"><text:span text:style-name="Instruction_20_Text">Project Manager</text:span></text:p>
        </text:list-item>
      </text:list>
      <text:p text:style-name="Standard"><text:span text:style-name="Instruction_20_Text">As the project evolves, assuming it is approved, you may add one or more of the following parties in your governance structure:</text:span></text:p>
      <text:list xml:id="list1303293980" text:style-name="WW8Num23">
        <text:list-item>
          <text:p text:style-name="P64"><text:span text:style-name="Instruction_20_Text">Project Team</text:span></text:p>
        </text:list-item>
        <text:list-item>
          <text:p text:style-name="P64"><text:span text:style-name="Instruction_20_Text">Steering Committee</text:span></text:p>
        </text:list-item>
        <text:list-item>
          <text:p text:style-name="P64"><text:span text:style-name="Instruction_20_Text">Reference Groups</text:span></text:p>
        </text:list-item>
        <text:list-item>
          <text:p text:style-name="P64"><text:span text:style-name="Instruction_20_Text">Working Group, and/or</text:span></text:p>
        </text:list-item>
        <text:list-item>
          <text:p text:style-name="P64"><text:span text:style-name="Instruction_20_Text">Quality Consultants</text:span></text:p>
        </text:list-item>
      </text:list>
      <text:p text:style-name="Standard"><text:span text:style-name="Instruction_20_Text">Note: In small projects, Steering Committees are generally not established and it may be more practical to identify existing groups or committees you will report to on progress of the project.</text:span></text:p>
      <text:p text:style-name="P37">The Project’s governance structure is based on the <text:span text:style-name="T23">Tasmanian Government Project Management Guidelines Version 6.0 </text:span>prepared by the Department of Premier and Cabinet. </text:p>
      <text:h text:style-name="Heading_20_2" text:outline-level="2"><text:bookmark-start text:name="__RefHeading___Toc194395476"/>Key Risks and Issues <text:bookmark-end text:name="__RefHeading___Toc194395476"/></text:h>
      <text:p text:style-name="Standard"><text:span text:style-name="Instruction_20_Text">List any major risks or issues identified through consultation. <text:s/>Keep in mind that assumptions, constraints and issues related to project schedule, budget estimate and resources identified in this proposal may also need to be considered as issues and risks to the project.</text:span></text:p>
      <text:p text:style-name="Standard">These major risks or issues will be investigated further should the project proceed:</text:p>
      <text:list xml:id="list887454515" text:style-name="WW8Num9">
        <text:list-item>
          <text:p text:style-name="P72"><text:span text:style-name="Instruction_20_Text"/></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loext:contextual-spacing="false" fo:keep-together="always" fo:orphans="2" fo:widows="2" style:writing-mode="lr-tb"/>
      <style:text-properties style:use-window-font-color="true" style:font-name="Arial" fo:font-family="Arial" style:font-family-generic="swiss" style:font-pitch="variable" fo:font-size="11pt" fo:language="en" fo:country="A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top="0.1945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uto"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Standard" style:default-outline-level="2" style:class="text">
      <style:paragraph-properties fo:margin-left="0.5909in" fo:margin-right="0in" fo:text-indent="-0.5909in" style:auto-text-indent="false"/>
      <style:text-properties fo:font-size="14pt" style:font-size-asian="14pt" style:font-size-complex="14pt" style:font-style-complex="italic" style:font-weight-complex="normal"/>
    </style:style>
    <style:style style:name="Heading_20_3" style:display-name="Heading 3" style:family="paragraph" style:parent-style-name="Heading_20_1" style:next-style-name="Standard" style:default-outline-level="3" style:class="text">
      <style:paragraph-properties fo:margin-left="0.5909in" fo:margin-right="0in" fo:text-indent="-0.5909in" style:auto-text-indent="false"/>
      <style:text-properties fo:font-size="11pt" style:font-size-asian="11pt" style:font-size-complex="13pt" style:font-weight-complex="normal"/>
    </style:style>
    <style:style style:name="Heading_20_4" style:display-name="Heading 4" style:family="paragraph" style:parent-style-name="Heading_20_1" style:next-style-name="Standard" style:default-outline-level="4" style:class="text">
      <style:paragraph-properties fo:margin-left="0in" fo:margin-right="0in" fo:text-indent="0in" style:auto-text-indent="false"/>
      <style:text-properties fo:font-size="11pt" fo:font-style="italic" fo:font-weight="normal" style:font-size-asian="11pt" style:font-style-asian="italic" style:font-weight-asian="normal" style:font-size-complex="14pt" style:font-weight-complex="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ab-stops>
          <style:tab-stop style:position="0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ab-stops>
          <style:tab-stop style:position="0in"/>
        </style:tab-stops>
      </style:paragraph-properties>
      <style:text-properties fo:font-weight="bold" style:font-weight-asian="bold" style:font-weight-complex="bold"/>
    </style:style>
    <style:style style:name="Heading_20_7" style:display-name="Heading 7" style:family="paragraph" style:parent-style-name="Heading_20_1" style:next-style-name="Standard" style:default-outline-level="7" style:class="text">
      <style:paragraph-properties fo:margin-left="0in" fo:margin-right="0in" fo:text-indent="0in" style:auto-text-indent="false"/>
    </style:style>
    <style:style style:name="Heading_20_8" style:display-name="Heading 8" style:family="paragraph" style:parent-style-name="Heading_20_2" style:next-style-name="Standard" style:default-outline-level="8" style:class="text">
      <style:paragraph-properties fo:margin-left="0.5909in" fo:margin-right="0in" fo:text-indent="-0.5909in" style:auto-text-indent="false"/>
      <style:text-properties style:font-style-complex="normal"/>
    </style:style>
    <style:style style:name="Heading_20_9" style:display-name="Heading 9" style:family="paragraph" style:parent-style-name="Heading_20_3" style:next-style-name="Standard" style:default-outline-level="9" style:class="text">
      <style:paragraph-properties fo:margin-left="0.5909in" fo:margin-right="0in" fo:text-indent="-0.5909in" style:auto-text-indent="false"/>
    </style:style>
    <style:style style:name="Paragraph_20_Indent" style:display-name="Paragraph Indent" style:family="paragraph" style:parent-style-name="Standard">
      <style:paragraph-properties fo:margin-left="0.2953in" fo:margin-right="0in" fo:text-indent="0in" style:auto-text-indent="false"/>
    </style:style>
    <style:style style:name="Document_20_Subtitle" style:display-name="Document Subtitle" style:family="paragraph" style:parent-style-name="Heading_20_1" style:default-outline-level="" style:list-style-name="">
      <style:paragraph-properties fo:margin-top="0in" fo:margin-bottom="0.1665in" loext:contextual-spacing="false"/>
      <style:text-properties fo:font-size="24pt" style:font-size-asian="24pt" style:font-size-complex="12pt" style:font-weight-complex="normal"/>
    </style:style>
    <style:style style:name="Document_20_Title" style:display-name="Document Title" style:family="paragraph" style:parent-style-name="Heading_20_1" style:default-outline-level="" style:list-style-name="">
      <style:paragraph-properties fo:margin-top="0in" fo:margin-bottom="0.1665in" loext:contextual-spacing="false"/>
      <style:text-properties fo:font-size="36pt" style:font-size-asian="36pt" style:font-size-complex="36pt"/>
    </style:style>
    <style:style style:name="Document_20_Version_20_No" style:display-name="Document Version No" style:family="paragraph" style:parent-style-name="Standard">
      <style:paragraph-properties fo:margin-top="0.1252in" fo:margin-bottom="0.1665in" loext:contextual-spacing="false"/>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loext:contextual-spacing="false" fo:text-align="end" style:justify-single-word="false" fo:padding-left="0in" fo:padding-right="0in" fo:padding-top="0.0138in" fo:padding-bottom="0in" fo:border-left="none" fo:border-right="none" fo:border-top="0.51pt solid #000000" fo:border-bottom="none"/>
      <style:text-properties fo:color="#808080" fo:font-size="10pt" style:font-size-asian="10pt"/>
    </style:style>
    <style:style style:name="Footer_20_File_20_Loc" style:display-name="Footer File Loc" style:family="paragraph" style:parent-style-name="Standard">
      <style:paragraph-properties fo:margin-top="0.0835in" fo:margin-bottom="0.0835in" loext:contextual-spacing="false"/>
      <style:text-properties fo:color="#808080" fo:font-size="8pt" style:font-size-asian="8pt" style:font-size-complex="8pt" text:display="none"/>
    </style:style>
    <style:style style:name="Header" style:family="paragraph" style:parent-style-name="Standard" style:class="extra">
      <style:paragraph-properties fo:margin-top="0in" fo:margin-bottom="0.222in" loext:contextual-spacing="false" fo:text-align="end" style:justify-single-word="false"/>
      <style:text-properties fo:font-size="14pt" fo:font-weight="bold" style:font-size-asian="14pt" style:font-weight-asian="bold"/>
    </style:style>
    <style:style style:name="List_20_Bullet_20_2" style:display-name="List Bullet 2" style:family="paragraph" style:parent-style-name="Standard" style:list-style-name="WW8Num20">
      <style:paragraph-properties fo:margin-top="0.1665in" fo:margin-bottom="0.1945in" loext:contextual-spacing="false"/>
    </style:style>
    <style:style style:name="List_20_Bullet" style:display-name="List Bullet" style:family="paragraph" style:parent-style-name="Standard" style:list-style-name="WW8Num20">
      <style:paragraph-properties fo:margin-top="0.1665in" fo:margin-bottom="0.1945in" loext:contextual-spacing="false"/>
    </style:style>
    <style:style style:name="List_20_Bullet_20_3" style:display-name="List Bullet 3" style:family="paragraph" style:parent-style-name="Standard" style:list-style-name="WW8Num20">
      <style:paragraph-properties fo:margin-top="0.1665in" fo:margin-bottom="0.1945in" loext:contextual-spacing="false"/>
    </style:style>
    <style:style style:name="List_20_Bullet_20_4" style:display-name="List Bullet 4" style:family="paragraph" style:parent-style-name="Standard" style:list-style-name="WW8Num20">
      <style:paragraph-properties fo:margin-top="0.1665in" fo:margin-bottom="0.1945in" loext:contextual-spacing="false"/>
    </style:style>
    <style:style style:name="List_20_Number" style:display-name="List Number" style:family="paragraph" style:parent-style-name="Standard" style:default-outline-level="1" style:list-style-name="WW8Num18">
      <style:paragraph-properties fo:margin-top="0.1665in" fo:margin-bottom="0.1945in" loext:contextual-spacing="false"/>
    </style:style>
    <style:style style:name="List_20_Number_20_3" style:display-name="List Number 3" style:family="paragraph" style:parent-style-name="Standard" style:default-outline-level="3" style:list-style-name="WW8Num18">
      <style:paragraph-properties fo:margin-top="0.1665in" fo:margin-bottom="0.1945in" loext:contextual-spacing="false"/>
    </style:style>
    <style:style style:name="List_20_Number_20_2" style:display-name="List Number 2" style:family="paragraph" style:parent-style-name="Standard" style:default-outline-level="2" style:list-style-name="WW8Num18">
      <style:paragraph-properties fo:margin-top="0.1665in" fo:margin-bottom="0.1945in" loext:contextual-spacing="false"/>
    </style:style>
    <style:style style:name="Numbered_20_List" style:display-name="Numbered List" style:family="paragraph" style:parent-style-name="Standard">
      <style:paragraph-properties fo:margin-top="0in" fo:margin-bottom="0.1665in" loext:contextual-spacing="false"/>
    </style:style>
    <style:style style:name="Normal_20__28_Web_29_" style:display-name="Normal (Web)" style:family="paragraph" style:parent-style-name="Standard">
      <style:text-properties style:font-size-complex="12pt"/>
    </style:style>
    <style:style style:name="Instruction_20_Heading" style:display-name="Instruction Heading" style:family="paragraph" style:parent-style-name="Heading_20_1" style:next-style-name="Standard" style:default-outline-level="" style:list-style-name="">
      <style:paragraph-properties fo:margin-left="0.3937in" fo:margin-right="0in" fo:text-indent="0in" style:auto-text-indent="false"/>
      <style:text-properties fo:font-size="11pt" fo:font-style="italic" fo:font-weight="normal" style:font-size-asian="11pt" style:font-style-asian="italic" style:font-weight-asian="normal"/>
    </style:style>
    <style:style style:name="Disclaimer" style:family="paragraph" style:parent-style-name="Standard">
      <style:paragraph-properties fo:margin-left="0.3752in" fo:margin-right="0.1429in" fo:text-align="center" style:justify-single-word="false" fo:text-indent="0in" style:auto-text-indent="false" fo:padding-left="0.0555in" fo:padding-right="0.0555in" fo:padding-top="0.0138in" fo:padding-bottom="0.0138in" fo:border="2.24pt solid #000000"/>
    </style:style>
    <style:style style:name="Subtitle" style:family="paragraph" style:parent-style-name="Heading_20_1" style:next-style-name="Standard" style:default-outline-level="2" style:list-style-name="" style:class="chapter">
      <style:paragraph-properties fo:text-align="center" style:justify-single-word="false"/>
      <style:text-properties fo:font-size="14pt" style:font-size-asian="14pt" style:font-size-complex="12pt"/>
    </style:style>
    <style:style style:name="Table_20_Bullet_20_1" style:display-name="Table Bullet 1" style:family="paragraph" style:default-outline-level="1" style:list-style-name="WW8Num6">
      <style:paragraph-properties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Table_20_Bullet_20_2" style:display-name="Table Bullet 2" style:family="paragraph" style:parent-style-name="Standard" style:default-outline-level="2" style:list-style-name="WW8Num24">
      <style:paragraph-properties fo:margin-top="0.0417in" fo:margin-bottom="0.0417in" loext:contextual-spacing="false"/>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417in" fo:margin-bottom="0.0417in" loext:contextual-spacing="false" fo:keep-with-next="always"/>
      <style:text-properties fo:font-size="10pt" fo:font-weight="bold" style:font-size-asian="10pt" style:font-weight-asian="bold"/>
    </style:style>
    <style:style style:name="Table_20_Number_20_1" style:display-name="Table Number 1" style:family="paragraph" style:default-outline-level="1" style:list-style-name="WW8Num8">
      <style:paragraph-properties fo:margin-top="0.0417in" fo:margin-bottom="0.0417in" loext:contextual-spacing="false"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Table_20_Number_20_2" style:display-name="Table Number 2" style:family="paragraph" style:parent-style-name="Standard" style:default-outline-level="2" style:list-style-name="WW8Num21">
      <style:paragraph-properties fo:margin-top="0.0417in" fo:margin-bottom="0.0417in" loext:contextual-spacing="false"/>
      <style:text-properties fo:font-size="10pt" style:font-size-asian="10pt"/>
    </style:style>
    <style:style style:name="Footnote" style:family="paragraph" style:parent-style-name="Standard" style:class="extra">
      <style:paragraph-properties fo:margin-left="0.2953in" fo:margin-right="0in" fo:margin-top="0in" fo:margin-bottom="0in" loext:contextual-spacing="false" fo:text-indent="-0.2953in" style:auto-text-indent="false">
        <style:tab-stops>
          <style:tab-stop style:position="0.2953in"/>
        </style:tab-stops>
      </style:paragraph-properties>
      <style:text-properties fo:font-size="10pt" style:font-size-asian="10pt" style:font-size-complex="10pt"/>
    </style:style>
    <style:style style:name="Table_20_Bullets" style:display-name="Table Bullets" style:family="paragraph" style:parent-style-name="Standard" style:list-style-name="WW8Num24">
      <style:paragraph-properties fo:margin-top="0.0417in" fo:margin-bottom="0.0417in" loext:contextual-spacing="false"/>
      <style:text-properties fo:font-size="10pt" style:font-size-asian="10pt"/>
    </style:style>
    <style:style style:name="Table_20_Numbering" style:display-name="Table Numbering" style:family="paragraph" style:parent-style-name="Standard" style:list-style-name="WW8Num21">
      <style:paragraph-properties fo:margin-top="0.0417in" fo:margin-bottom="0.0417in" loext:contextual-spacing="false"/>
      <style:text-properties fo:font-size="10pt" style:font-size-asian="10pt"/>
    </style:style>
    <style:style style:name="Table_20_Text" style:display-name="Table Text" style:family="paragraph" style:parent-style-name="Standard">
      <style:paragraph-properties fo:margin-top="0.0417in" fo:margin-bottom="0.0417in" loext:contextual-spacing="false"/>
      <style:text-properties fo:font-size="10pt" style:font-size-asian="10pt"/>
    </style:style>
    <style:style style:name="Contents_20_1" style:display-name="Contents 1" style:family="paragraph" style:parent-style-name="Standard" style:next-style-name="Standard" style:class="index">
      <style:paragraph-properties fo:keep-with-next="always">
        <style:tab-stops>
          <style:tab-stop style:position="0.4083in"/>
          <style:tab-stop style:position="6.6783in" style:type="right" style:leader-style="dotted" style:leader-text="."/>
        </style:tab-stops>
      </style:paragraph-properties>
      <style:text-properties fo:language="none" fo:country="none" fo:font-weight="bold" style:language-asian="none" style:country-asian="none" style:font-weight-asian="bold"/>
    </style:style>
    <style:style style:name="Department_20_Name" style:display-name="Department Name" style:family="paragraph">
      <style:paragraph-properties fo:orphans="2" fo:widows="2"/>
      <style:text-properties style:use-window-font-color="true" style:font-name="Arial" fo:font-family="Arial" style:font-family-generic="swiss" style:font-pitch="variable" fo:font-size="14pt" fo:language="en" fo:country="A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Sub_20_Branch" style:display-name="Sub Branch" style:family="paragraph">
      <style:paragraph-properties fo:orphans="2" fo:widows="2"/>
      <style:text-properties fo:text-transform="uppercase"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Contents_20_2" style:display-name="Contents 2" style:family="paragraph" style:parent-style-name="Standard" style:next-style-name="Standard" style:class="index">
      <style:paragraph-properties fo:margin-left="0.7874in" fo:margin-right="0in" fo:margin-top="0.0417in" fo:margin-bottom="0.0417in" loext:contextual-spacing="false" fo:text-indent="-0.3937in" style:auto-text-indent="false">
        <style:tab-stops>
          <style:tab-stop style:position="0.7874in"/>
          <style:tab-stop style:position="6.6783in" style:type="right" style:leader-style="dotted" style:leader-text="."/>
        </style:tab-stops>
      </style:paragraph-properties>
      <style:text-properties fo:language="none" fo:country="none" style:language-asian="none" style:country-asian="none" style:font-size-complex="18pt"/>
    </style:style>
    <style:style style:name="Block_20_Text" style:display-name="Block Text" style:family="paragraph" style:parent-style-name="Standard">
      <style:paragraph-properties fo:margin-left="1in" fo:margin-right="1in" fo:margin-top="0.1945in" fo:margin-bottom="0.0835in" loext:contextual-spacing="false" fo:text-indent="0in" style:auto-text-indent="false"/>
    </style:style>
    <style:style style:name="Body_20_Text_20_2" style:display-name="Body Text 2" style:family="paragraph" style:parent-style-name="Standard">
      <style:paragraph-properties fo:margin-top="0.1945in" fo:margin-bottom="0.0835in" loext:contextual-spacing="false" fo:line-height="200%"/>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3" style:display-name="Body Text 3" style:family="paragraph" style:parent-style-name="Standard">
      <style:paragraph-properties fo:margin-top="0.1945in" fo:margin-bottom="0.0835in" loext:contextual-spacing="false"/>
      <style:text-properties fo:font-size="8pt" style:font-size-asian="8pt" style:font-size-complex="8pt"/>
    </style:style>
    <style:style style:name="Department_20_Title" style:display-name="Department Title" style:family="paragraph">
      <style:paragraph-properties fo:orphans="2" fo:widows="2">
        <style:tab-stops>
          <style:tab-stop style:position="0.5in"/>
        </style:tab-stops>
      </style:paragraph-properties>
      <style:text-properties style:use-window-font-color="true" style:font-name="Gill Sans MT" fo:font-family="'Gill Sans MT'" style:font-family-generic="swiss" style:font-pitch="variable" fo:font-size="14pt" fo:language="en" fo:country="A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Body_20_Text_20_First_20_Indent" style:display-name="Body Text First Indent" style:family="paragraph" style:parent-style-name="Standard">
      <style:paragraph-properties fo:margin-left="0in" fo:margin-right="0in" fo:margin-top="0.1945in" fo:margin-bottom="0.0835in" loext:contextual-spacing="false" fo:text-indent="0.1457in" style:auto-text-indent="false"/>
    </style:style>
    <style:style style:name="Text_20_body_20_indent" style:display-name="Text body indent" style:family="paragraph" style:parent-style-name="Standard" style:class="text">
      <style:paragraph-properties fo:margin-left="0.1965in" fo:margin-right="0in" fo:margin-top="0.1945in" fo:margin-bottom="0.0835in" loext:contextual-spacing="false" fo:text-indent="0in" style:auto-text-indent="false"/>
    </style:style>
    <style:style style:name="Endnote" style:family="paragraph" style:parent-style-name="Standard" style:class="extra">
      <style:text-properties fo:font-size="10pt" style:font-size-asian="10pt" style:font-size-complex="10pt"/>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unction_20_Heading" style:display-name="Function Heading" style:family="paragraph" style:parent-style-name="Heading_20_1" style:default-outline-level="" style:list-style-name="">
      <style:paragraph-properties fo:margin-left="0.3937in" fo:margin-right="0in" fo:margin-top="0in" fo:margin-bottom="0.3335in" loext:contextual-spacing="false" fo:text-indent="-0.3937in" style:auto-text-indent="false" fo:break-before="page" style:text-autospace="none" style:punctuation-wrap="simple" style:vertical-align="baseline">
        <style:tab-stops>
          <style:tab-stop style:position="0.3937in"/>
        </style:tab-stops>
      </style:paragraph-properties>
      <style:text-properties fo:text-transform="uppercase" style:font-name="Palatino" fo:font-family="Palatino" style:font-family-generic="roman" style:font-pitch="variable" fo:font-size="22pt" style:letter-kerning="true" style:font-size-asian="22pt" style:font-name-complex="Times New Roman" style:font-family-complex="'Times New Roman'" style:font-family-generic-complex="roman" style:font-pitch-complex="variable" style:font-size-complex="10pt" style:font-weight-complex="normal"/>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Body_20_Text_20_Indent_20_2" style:display-name="Body Text Indent 2" style:family="paragraph" style:parent-style-name="Standard">
      <style:paragraph-properties fo:margin-left="0.1965in" fo:margin-right="0in" fo:margin-top="0.1945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loext:contextual-spacing="false" fo:text-indent="0in" style:auto-text-indent="false"/>
      <style:text-properties fo:font-size="8pt" style:font-size-asian="8pt" style:font-size-complex="8pt"/>
    </style:style>
    <style:style style:name="WW-Footnote" style:family="paragraph" style:parent-style-name="Standard">
      <style:paragraph-properties fo:margin-left="0.3752in" fo:margin-right="0in" fo:margin-top="0in" fo:margin-bottom="0in" loext:contextual-spacing="false" fo:keep-together="auto" fo:text-indent="-0.3752in" style:auto-text-indent="false"/>
      <style:text-properties fo:font-size="10pt" style:font-size-asian="10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font-size-complex="12pt"/>
    </style:style>
    <style:style style:name="Title" style:family="paragraph" style:parent-style-name="Standard" style:next-style-name="Standard" style:default-outline-level="1" style:list-style-name="" style:class="chapter">
      <style:paragraph-properties fo:margin-top="0.1665in" fo:margin-bottom="0.0417in" loext:contextual-spacing="false" fo:text-align="center" style:justify-single-word="false"/>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font-size-complex="10pt"/>
    </style:style>
    <style:style style:name="SectionedBullet"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GuideHeading" style:family="paragraph" style:parent-style-name="Standard">
      <style:paragraph-properties fo:keep-together="auto" fo:keep-with-next="always"/>
      <style:text-properties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MainHeading" style:family="paragraph" style:parent-style-name="Standard">
      <style:paragraph-properties fo:margin-left="0.6252in" fo:margin-right="-0.4819in" fo:margin-top="0.4165in" fo:margin-bottom="0in" loext:contextual-spacing="false" fo:keep-together="auto" fo:text-indent="-0.3744in" style:auto-text-indent="false"/>
      <style:text-properties fo:font-size="40pt" fo:font-weight="bold" style:font-size-asian="40pt" style:font-weight-asian="bold" style:font-name-complex="Arial" style:font-family-complex="Arial" style:font-family-generic-complex="swiss" style:font-pitch-complex="variable" style:font-size-complex="51.5pt" style:font-weight-complex="bold"/>
    </style:style>
    <style:style style:name="Table_20_Number" style:display-name="Table Number" style:family="paragraph" style:parent-style-name="Standard">
      <style:paragraph-properties fo:margin-left="0.3154in" fo:margin-right="0in" fo:margin-top="0.0417in" fo:margin-bottom="0.0417in" loext:contextual-spacing="false" fo:text-indent="-0.3154in" style:auto-text-indent="false">
        <style:tab-stops>
          <style:tab-stop style:position="0.3154in"/>
        </style:tab-stops>
      </style:paragraph-properties>
      <style:text-properties fo:font-size="10pt" style:font-size-asian="10pt"/>
    </style:style>
    <style:style style:name="Table_20_of_20_Authorities" style:display-name="Table of Authorities" style:family="paragraph" style:parent-style-name="Standard" style:next-style-name="Standard">
      <style:paragraph-properties fo:margin-left="0.1528in" fo:margin-right="0in" fo:text-indent="-0.1528in" style:auto-text-indent="false"/>
    </style:style>
    <style:style style:name="Table_20_of_20_Figures" style:display-name="Table of Figures" style:family="paragraph" style:parent-style-name="Standard" style:next-style-name="Standard"/>
    <style:style style:name="Table_20_Title" style:display-name="Table Title" style:family="paragraph" style:parent-style-name="Table_20_Heading"/>
    <style:style style:name="Contents_20_3" style:display-name="Contents 3" style:family="paragraph" style:parent-style-name="Standard" style:next-style-name="Standard" style:class="index">
      <style:paragraph-properties fo:margin-left="1.3783in" fo:margin-right="0in" fo:margin-top="0in" fo:margin-bottom="0in" loext:contextual-spacing="false" fo:text-indent="-0.5909in" style:auto-text-indent="false">
        <style:tab-stops>
          <style:tab-stop style:position="1.3783in"/>
          <style:tab-stop style:position="6.6783in" style:type="right" style:leader-style="dotted" style:leader-text="."/>
        </style:tab-stops>
      </style:paragraph-properties>
      <style:text-properties fo:language="none" fo:country="none" style:language-asian="none" style:country-asian="none" style:font-style-complex="italic"/>
    </style:style>
    <style:style style:name="Contents_20_4" style:display-name="Contents 4" style:family="paragraph" style:parent-style-name="Standard" style:next-style-name="Standard" style:class="index">
      <style:paragraph-properties fo:margin-left="1.5752in" fo:margin-right="0in" fo:margin-top="0in" fo:margin-bottom="0in" loext:contextual-spacing="false" fo:text-indent="-0.3937in" style:auto-text-indent="false">
        <style:tab-stops>
          <style:tab-stop style:position="1.5752in"/>
          <style:tab-stop style:position="1.772in"/>
          <style:tab-stop style:position="5.761in" style:type="right" style:leader-style="dotted" style:leader-text="."/>
        </style:tab-stops>
      </style:paragraph-properties>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Heading5" style:family="paragraph" style:parent-style-name="Standard" style:list-style-name="WW8Num10">
      <style:paragraph-properties fo:margin-top="0.0835in" fo:margin-bottom="0.0835in" loext:contextual-spacing="false"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font-size-complex="13pt" style:font-style-complex="italic" style:font-weight-complex="bold"/>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_20_5" style:display-name="List Bullet 5" style:family="paragraph" style:parent-style-name="Standard" style:list-style-name="WW8Num1">
      <style:paragraph-properties fo:margin-left="1.0362in" fo:margin-right="0in" fo:text-indent="0in" style:auto-text-indent="false">
        <style:tab-stops>
          <style:tab-stop style:position="1.0362in"/>
        </style:tab-stops>
      </style:paragraph-properties>
    </style:style>
    <style:style style:name="List_20_Continue" style:display-name="List Continue" style:family="paragraph" style:parent-style-name="Standard">
      <style:paragraph-properties fo:margin-left="0.1965in" fo:margin-right="0in" fo:margin-top="0.1945in" fo:margin-bottom="0.0835in" loext:contextual-spacing="false"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loext:contextual-spacing="false"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loext:contextual-spacing="false"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loext:contextual-spacing="false"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loext:contextual-spacing="false" fo:text-indent="0in" style:auto-text-indent="false"/>
    </style:style>
    <style:style style:name="List_20_Number_20_4" style:display-name="List Number 4" style:family="paragraph" style:parent-style-name="Standard" style:list-style-name="WW8Num17">
      <style:paragraph-properties fo:margin-left="0.8398in" fo:margin-right="0in" fo:text-indent="-0.25in" style:auto-text-indent="false">
        <style:tab-stops>
          <style:tab-stop style:position="0.8398in"/>
        </style:tab-stops>
      </style:paragraph-properties>
    </style:style>
    <style:style style:name="List_20_Number_20_5" style:display-name="List Number 5" style:family="paragraph" style:parent-style-name="Standard" style:list-style-name="WW8Num7">
      <style:paragraph-properties fo:margin-left="1.0362in" fo:margin-right="0in" fo:text-indent="0in" style:auto-text-indent="false">
        <style:tab-stops>
          <style:tab-stop style:position="1.0362in"/>
        </style:tab-stops>
      </style:paragraph-properties>
    </style:style>
    <style:style style:name="Message_20_Header" style:display-name="Message Header" style:family="paragraph" style:parent-style-name="Standard">
      <loext:graphic-properties draw:fill="solid" draw:fill-color="#cccccc"/>
      <style:paragraph-properties fo:margin-left="0.7874in" fo:margin-right="0in" fo:text-indent="-0.7874in" style:auto-text-indent="false" fo:background-color="#cccccc" fo:padding="0.0138in" fo:border="0.74pt solid #000000"/>
      <style:text-properties fo:font-size="12pt" style:font-size-asian="12pt" style:font-name-complex="Arial" style:font-family-complex="Arial" style:font-family-generic-complex="swiss" style:font-pitch-complex="variable"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TOC_20_Heading" style:display-name="TOC Heading" style:family="paragraph" style:parent-style-name="Heading_20_1" style:default-outline-level="" style:list-style-name=""/>
    <style:style style:name="Logo" style:family="paragraph">
      <style:paragraph-properties fo:margin-left="0in" fo:margin-right="-0.0193in" fo:text-align="end" style:justify-single-word="false" fo:orphans="2" fo:widows="2" fo:text-indent="0in" style:auto-text-indent="false"/>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partment_20_Address" style:display-name="Department Address" style:family="paragraph">
      <style:paragraph-properties fo:orphans="0" fo:widows="0" fo:hyphenation-ladder-count="no-limit" style:text-autospace="none" style:vertical-align="baseline">
        <style:tab-stops>
          <style:tab-stop style:position="1.0382in"/>
          <style:tab-stop style:position="12.4909in" style:type="right"/>
        </style:tab-stops>
      </style:paragraph-properties>
      <style:text-properties fo:color="#000000" style:font-name="Gill Sans MT" fo:font-family="'Gill Sans MT'"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Doc_20_Header" style:display-name="Doc Header" style:family="paragraph" style:parent-style-name="Heading_20_1" style:default-outline-level="" style:list-style-name="">
      <style:paragraph-properties fo:margin-top="0in" fo:margin-bottom="0in" loext:contextual-spacing="false" fo:text-align="center" style:justify-single-word="false"/>
      <style:text-properties fo:font-variant="small-caps" style:font-name="Helvetica" fo:font-family="Helvetica" style:font-family-generic="swiss" style:font-pitch="variable" style:font-name-complex="Helvetica" style:font-family-complex="Helvetica" style:font-family-generic-complex="swiss" style:font-pitch-complex="variable"/>
    </style:style>
    <style:style style:name="Doc_20_Title" style:display-name="Doc Title" style:family="paragraph" style:parent-style-name="Doc_20_Header" style:list-style-name="WW8Num5"/>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Text" style:family="paragraph" style:parent-style-name="Standard">
      <style:paragraph-properties fo:margin-top="0.0417in" fo:margin-bottom="0.0417in" loext:contextual-spacing="false" fo:keep-together="auto"/>
      <style:text-properties fo:font-size="10pt" style:font-size-asian="10pt" style:font-name-complex="Arial" style:font-family-complex="Arial" style:font-family-generic-complex="swiss" style:font-pitch-complex="variable"/>
    </style:style>
    <style:style style:name="VersionNo" style:family="paragraph" style:parent-style-name="Standard">
      <style:paragraph-properties fo:margin-left="0.3744in" fo:margin-right="0in" fo:margin-top="0.1665in" fo:margin-bottom="1.5in" loext:contextual-spacing="false" fo:keep-together="auto" fo:text-indent="0in" style:auto-text-indent="false"/>
      <style:text-properties style:font-name-complex="Arial" style:font-family-complex="Arial" style:font-family-generic-complex="swiss" style:font-pitch-complex="variable" style:font-size-complex="25.5pt"/>
    </style:style>
    <style:style style:name="Macro_20_Text" style:display-name="Macro Text" style:family="paragraph">
      <style:paragraph-properties fo:margin-top="0.1945in" fo:margin-bottom="0.1945in" loext:contextual-spacing="false" fo:keep-together="alway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A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No_20_Spacing" style:display-name="No Spacing" style:family="paragraph" style:parent-style-name="Standard">
      <style:paragraph-properties fo:margin-top="0in" fo:margin-bottom="0in" loext:contextual-spacing="false"/>
      <style:text-properties fo:font-size="6pt" style:font-size-asian="6pt"/>
    </style:style>
    <style:style style:name="Normal_20_Bold" style:display-name="Normal Bold" style:family="paragraph" style:parent-style-name="Standard" style:next-style-name="Standard">
      <style:text-properties fo:font-weight="bold" style:font-weight-asian="bold" style:font-weight-complex="bold"/>
    </style:style>
    <style:style style:name="Normal_20_Indent_20_1" style:display-name="Normal Indent 1" style:family="paragraph" style:parent-style-name="Standard">
      <style:paragraph-properties fo:margin-left="0.3937in" fo:margin-right="0in" fo:text-indent="0in" style:auto-text-indent="false"/>
    </style:style>
    <style:style style:name="Project_20_Name" style:display-name="Project Name" style:family="paragraph" style:parent-style-name="Standard">
      <style:paragraph-properties fo:margin-top="2.5835in" fo:margin-bottom="0.1945in" loext:contextual-spacing="false"/>
      <style:text-properties fo:font-size="20pt" fo:language="en" fo:country="US" style:font-size-asian="20pt" style:language-asian="none" style:country-asian="none"/>
    </style:style>
    <style:style style:name="Report_20_Name" style:display-name="Report Name" style:family="paragraph" style:parent-style-name="Standard">
      <style:paragraph-properties fo:text-align="center" style:justify-single-word="false"/>
      <style:text-properties style:font-name="Helvetica" fo:font-family="Helvetica" style:font-family-generic="swiss" style:font-pitch="variable" fo:font-size="22pt" fo:font-weight="bold" style:letter-kerning="true" style:font-size-asian="22pt" style:font-weight-asian="bold" style:font-name-complex="Arial" style:font-family-complex="Arial" style:font-family-generic-complex="swiss" style:font-pitch-complex="variable" style:font-size-complex="16pt" style:font-weight-complex="bold"/>
    </style:style>
    <style:style style:name="Report_20_Version" style:display-name="Report Version" style:family="paragraph" style:parent-style-name="Report_20_Name">
      <style:text-properties fo:font-size="12pt" fo:font-weight="normal" style:font-size-asian="12pt" style:font-weight-asian="normal" style:font-weight-complex="normal"/>
    </style:style>
    <style:style style:name="Section_20_Heading" style:display-name="Section Heading" style:family="paragraph" style:parent-style-name="Heading_20_1" style:next-style-name="Standard" style:default-outline-level="" style:list-style-name="">
      <style:paragraph-properties fo:margin-left="0.3937in" fo:margin-right="0in" fo:text-indent="-0.3937in" style:auto-text-indent="false">
        <style:tab-stops>
          <style:tab-stop style:position="0.3937in"/>
        </style:tab-stops>
      </style:paragraph-properties>
      <style:text-properties fo:text-transform="uppercase"/>
    </style:style>
    <style:style style:name="Section_20_Title" style:display-name="Section Title" style:family="paragraph" style:parent-style-name="Section_20_Heading" style:next-style-name="Standard">
      <style:paragraph-properties fo:margin-left="0in" fo:margin-right="0in" fo:text-align="center" style:justify-single-word="false" fo:text-indent="0in" style:auto-text-indent="false">
        <style:tab-stops/>
      </style:paragraph-properties>
      <style:text-properties style:font-name="Helvetica" fo:font-family="Helvetica" style:font-family-generic="swiss" style:font-pitch="variable" style:font-name-complex="Helvetica" style:font-family-complex="Helvetica" style:font-family-generic-complex="swiss" style:font-pitch-complex="variable"/>
    </style:style>
    <style:style style:name="Sub-branch" style:family="paragraph" style:parent-style-name="Standard">
      <style:paragraph-properties fo:margin-top="0in" fo:margin-bottom="0.3335in" loext:contextual-spacing="false" fo:keep-together="auto">
        <style:tab-stops>
          <style:tab-stop style:position="0.2953in"/>
        </style:tab-stops>
      </style:paragraph-properties>
      <style:text-properties fo:text-transform="uppercase" fo:color="#000000" style:font-name="Gill Sans MT" fo:font-family="'Gill Sans MT'" style:font-family-generic="swiss" style:font-pitch="variable" fo:font-size="10pt" fo:language="en" fo:country="GB" style:font-size-asian="10pt" style:font-name-complex="Gill Sans MT" style:font-family-complex="'Gill Sans MT'" style:font-family-generic-complex="swiss" style:font-pitch-complex="variable" style:font-size-complex="10pt" style:text-scale="95%"/>
    </style:style>
    <style:style style:name="Title_20_1PB" style:display-name="Title 1PB" style:family="paragraph" style:parent-style-name="Standard">
      <style:paragraph-properties fo:text-align="center" style:justify-single-word="false" fo:break-before="page"/>
      <style:text-properties fo:text-transform="uppercase" fo:font-size="16pt" fo:font-weight="bold" style:font-size-asian="16pt" style:font-weight-asian="bold"/>
    </style:style>
    <style:style style:name="TOA_20_Heading" style:display-name="TOA Heading" style:family="paragraph" style:parent-style-name="Standard" style:next-style-name="Standard">
      <style:paragraph-properties fo:text-align="center" style:justify-single-word="false"/>
      <style:text-properties fo:font-size="14pt" fo:font-weight="bold" style:font-size-asian="14pt" style:font-weight-asian="bold" style:font-name-complex="Arial" style:font-family-complex="Arial" style:font-family-generic-complex="swiss" style:font-pitch-complex="variable" style:font-weight-complex="bold"/>
    </style:style>
    <style:style style:name="GuideHeading2" style:family="paragraph" style:parent-style-name="GuideHeading">
      <style:text-properties style:text-underline-style="none"/>
    </style:style>
    <style:style style:name="Normal10BoldCnt" style:family="paragraph" style:parent-style-name="Standard">
      <style:paragraph-properties fo:margin-top="1in" fo:margin-bottom="0.1665in" loext:contextual-spacing="false" fo:text-align="center" style:justify-single-word="false" fo:keep-together="auto"/>
      <style:text-properties fo:font-size="10pt" fo:font-style="italic" style:font-size-asian="10pt" style:font-style-asian="italic" style:font-name-complex="Arial" style:font-family-complex="Arial" style:font-family-generic-complex="swiss" style:font-pitch-complex="variable" style:font-style-complex="italic"/>
    </style:style>
    <style:style style:name="Not_20_Heading_20_3" style:display-name="Not Heading 3" style:family="paragraph" style:parent-style-name="Heading_20_3" style:next-style-name="Standard" style:default-outline-level="" style:list-style-name="">
      <style:paragraph-properties fo:margin-left="0in" fo:margin-right="0in" fo:margin-top="0.278in" fo:margin-bottom="0.111in" loext:contextual-spacing="false" style:line-height-at-least="0.222in" fo:keep-together="always" fo:text-indent="0in" style:auto-text-indent="false" style:text-autospace="none" style:punctuation-wrap="simple" style:vertical-align="baseline">
        <style:tab-stops>
          <style:tab-stop style:position="0.3in"/>
          <style:tab-stop style:position="0.5909in"/>
        </style:tab-stops>
      </style:paragraph-properties>
      <style:text-properties fo:font-size="12pt" style:letter-kerning="true" style:font-size-asian="12pt" style:font-size-complex="12pt" style:font-weight-complex="bold"/>
    </style:style>
    <style:style style:name="Not_20_Heading_20_1" style:display-name="Not Heading 1" style:family="paragraph" style:parent-style-name="Not_20_Heading_20_3">
      <style:paragraph-properties>
        <style:tab-stops>
          <style:tab-stop style:position="0.5909in"/>
        </style:tab-stops>
      </style:paragraph-properties>
      <style:text-properties fo:font-size="16pt" style:font-size-asian="16pt"/>
    </style:style>
    <style:style style:name="AckText" style:family="paragraph" style:parent-style-name="Standard">
      <loext:graphic-properties draw:fill="solid" draw:fill-color="#d9d9d9"/>
      <style:paragraph-properties fo:margin-top="0.1665in" fo:margin-bottom="0.1665in" loext:contextual-spacing="false" fo:text-align="center" style:justify-single-word="false" fo:keep-together="auto" fo:background-color="#d9d9d9" fo:padding-left="0.0555in" fo:padding-right="0.0555in" fo:padding-top="0.0138in" fo:padding-bottom="0.0138in" fo:border="1.5pt solid #000000"/>
      <style:text-properties fo:font-style="italic" style:font-style-asian="italic" style:font-name-complex="Arial" style:font-family-complex="Arial" style:font-family-generic-complex="swiss" style:font-pitch-complex="variable" style:font-style-complex="italic"/>
    </style:style>
    <style:style style:name="logo" style:family="paragraph" style:parent-style-name="Standard">
      <style:paragraph-properties fo:margin-top="0.5in" fo:margin-bottom="1.3335in" loext:contextual-spacing="false" style:line-height-at-least="0.2083in" fo:text-align="center" style:justify-single-word="false" fo:keep-together="auto" style:text-autospace="none" style:punctuation-wrap="simple" style:vertical-align="baseline"/>
      <style:text-properties style:font-name="Century Schoolbook" fo:font-family="'Century Schoolbook'" style:font-family-generic="roman" style:font-pitch="variable" fo:font-size="12pt" style:font-size-asian="12pt" style:font-name-complex="Century Schoolbook" style:font-family-complex="'Century Schoolbook'" style:font-family-generic-complex="roman" style:font-pitch-complex="variable" style:font-size-complex="12pt"/>
    </style:style>
    <style:style style:name="Normal_20_No_20_Indent" style:display-name="Normal No Indent" style:family="paragraph" style:parent-style-name="Standard">
      <style:paragraph-properties fo:margin-top="0in" fo:margin-bottom="0.111in" loext:contextual-spacing="false" style:line-height-at-least="0.222in" fo:keep-together="auto" fo:hyphenation-ladder-count="no-limit" style:text-autospace="none" style:punctuation-wrap="simple" style:vertical-align="baseline">
        <style:tab-stops>
          <style:tab-stop style:position="-1in"/>
          <style:tab-stop style:position="-0.5in"/>
        </style:tab-stops>
      </style:paragraph-properties>
      <style:text-properties style:font-name="Century Schoolbook" fo:font-family="'Century Schoolbook'" style:font-family-generic="roman" style:font-pitch="variable" fo:font-size="12pt" style:letter-kerning="true" style:font-size-asian="12pt" style:font-name-complex="Century Schoolbook" style:font-family-complex="'Century Schoolbook'" style:font-family-generic-complex="roman" style:font-pitch-complex="variable" style:font-size-complex="12pt" fo:hyphenate="false" fo:hyphenation-remain-char-count="2" fo:hyphenation-push-char-count="2"/>
    </style:style>
    <style:style style:name="Table_20_Centered" style:display-name="Table Centered" style:family="paragraph" style:parent-style-name="Table_20_Text">
      <style:paragraph-properties fo:margin-top="0in" fo:margin-bottom="0in" loext:contextual-spacing="false" fo:text-align="center" style:justify-single-word="false" fo:keep-together="auto"/>
    </style:style>
    <style:style style:name="Table_20_Centered_20_Heading" style:display-name="Table Centered Heading" style:family="paragraph" style:parent-style-name="Table_20_Heading">
      <style:paragraph-properties fo:text-align="center" style:justify-single-word="false"/>
    </style:style>
    <style:style style:name="Project_20_Heading" style:display-name="Project Heading" style:family="paragraph" style:parent-style-name="Standard">
      <style:text-properties fo:font-size="14pt" fo:font-weight="bold" style:font-size-asian="14pt" style:font-weight-asian="bold"/>
    </style:style>
    <style:style style:name="AckHeader" style:family="paragraph" style:parent-style-name="AckText">
      <style:text-properties fo:font-weight="bold" style:font-weight-asian="bold" style:font-weight-complex="bold"/>
    </style:style>
    <style:style style:name="Acknowledgement" style:family="paragraph" style:parent-style-name="Standard">
      <style:paragraph-properties fo:margin-top="0.25in" fo:margin-bottom="0.1665in" loext:contextual-spacing="false" fo:text-align="center" style:justify-single-word="false"/>
    </style:style>
    <style:style style:name="Not_20_Heading_20_2" style:display-name="Not Heading 2" style:family="paragraph" style:parent-style-name="Heading_20_2" style:default-outline-level="" style:list-style-name="">
      <style:paragraph-properties fo:margin-left="0.5909in" fo:margin-right="0in" fo:margin-top="0.1665in" fo:margin-bottom="0.0417in" loext:contextual-spacing="false" fo:text-indent="-0.5909in" style:auto-text-indent="false"/>
    </style:style>
    <style:style style:name="Document_20_Name" style:display-name="Document Name" style:family="paragraph" style:parent-style-name="Document_20_Title"/>
    <style:style style:name="Table_20_Text_20_Centered" style:display-name="Table Text Centered" style:family="paragraph" style:parent-style-name="Table_20_Text">
      <style:paragraph-properties fo:text-align="center" style:justify-single-word="false"/>
    </style:style>
    <style:style style:name="Table_20_Text_20_Right" style:display-name="Table Text Right" style:family="paragraph">
      <style:paragraph-properties fo:margin-top="0.0417in" fo:margin-bottom="0.0417in" loext:contextual-spacing="false" fo:text-align="end" style:justify-single-word="false" fo:keep-together="always"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NormalItalics" style:family="paragraph" style:parent-style-name="Standard">
      <style:paragraph-properties fo:keep-together="auto"/>
      <style:text-properties fo:font-style="italic" style:font-style-asian="italic" style:font-style-complex="italic"/>
    </style:style>
    <style:style style:name="List_20_Bullet_20_1b_20_Italics" style:display-name="List Bullet 1b Italics" style:family="paragraph" style:parent-style-name="Standard">
      <style:paragraph-properties fo:margin-left="0.6252in" fo:margin-right="0in" fo:text-indent="-0.2311in" style:auto-text-indent="false">
        <style:tab-stops>
          <style:tab-stop style:position="0.6252in"/>
        </style:tab-stops>
      </style:paragraph-properties>
      <style:text-properties fo:font-style="italic" style:font-style-asian="italic" style:font-style-complex="italic"/>
    </style:style>
    <style:style style:name="List_20_Bullet_20_1a" style:display-name="List Bullet 1a" style:family="paragraph" style:parent-style-name="Standard" style:list-style-name="WW8Num16"/>
    <style:style style:name="Table_20_Normal1" style:display-name="Table Normal1" style:family="paragraph" style:parent-style-name="Standard">
      <style:paragraph-properties fo:margin-top="0.0417in" fo:margin-bottom="0.0417in" loext:contextual-spacing="false"/>
      <style:text-properties fo:font-size="10pt" style:font-size-asian="10pt"/>
    </style:style>
    <style:style style:name="TableRowHeading" style:family="paragraph" style:parent-style-name="Standard">
      <style:paragraph-properties fo:margin-top="0.0417in" fo:margin-bottom="0.0417in" loext:contextual-spacing="false" fo:keep-together="auto"/>
      <style:text-properties fo:font-size="10pt" fo:font-weight="bold" style:font-size-asian="10pt" style:font-weight-asian="bold" style:font-name-complex="Arial" style:font-family-complex="Arial" style:font-family-generic-complex="swiss" style:font-pitch-complex="variable" style:font-weight-complex="bold"/>
    </style:style>
    <style:style style:name="List_20_Bullet_20_1b" style:display-name="List Bullet 1b" style:family="paragraph" style:parent-style-name="Standard">
      <style:paragraph-properties fo:margin-left="0.6252in" fo:margin-right="0in" fo:text-indent="-0.2311in" style:auto-text-indent="false">
        <style:tab-stops>
          <style:tab-stop style:position="0.6252in"/>
        </style:tab-stops>
      </style:paragraph-properties>
    </style:style>
    <style:style style:name="figure" style:family="paragraph" style:parent-style-name="Standard">
      <style:paragraph-properties fo:margin-top="0.0835in" fo:margin-bottom="0in" loext:contextual-spacing="false" style:line-height-at-least="0.2083in" fo:keep-together="auto" style:text-autospace="none" style:punctuation-wrap="simple" style:vertical-align="baselin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NormalItalic" style:family="paragraph" style:parent-style-name="Standard">
      <style:paragraph-properties fo:keep-together="auto"/>
      <style:text-properties fo:font-style="italic" style:font-style-asian="italic" style:font-name-complex="Arial" style:font-family-complex="Arial" style:font-family-generic-complex="swiss" style:font-pitch-complex="variable" style:font-style-complex="italic"/>
    </style:style>
    <style:style style:name="Table_20_Bullet" style:display-name="Table Bullet" style:family="paragraph" style:parent-style-name="Table_20_Text" style:list-style-name="WW8Num15"/>
    <style:style style:name="SectionedNListItalics" style:family="paragraph" style:parent-style-name="Standard" style:list-style-name="WW8Num22">
      <style:paragraph-properties fo:margin-left="0.4957in" fo:margin-right="0in" fo:margin-top="0.0835in" fo:margin-bottom="0.1665in" loext:contextual-spacing="false" fo:keep-together="auto" fo:text-indent="-0.248in"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Revision" style:family="paragraph">
      <style:paragraph-properties fo:orphans="2" fo:widows="2"/>
      <style:text-properties style:use-window-font-color="true" style:font-name="Arial" fo:font-family="Arial" style:font-family-generic="swiss" style:font-pitch="variable" fo:font-size="11pt" fo:language="en" fo:country="A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Heading" style:family="paragraph" style:parent-style-name="Standard">
      <style:paragraph-properties fo:margin-top="0in" fo:margin-bottom="0.0835in" loext:contextual-spacing="false" fo:keep-together="auto" fo:keep-with-next="always"/>
      <style:text-properties fo:font-weight="bold" style:font-weight-asian="bold" style:font-name-complex="Arial" style:font-family-complex="Arial" style:font-family-generic-complex="swiss" style:font-pitch-complex="variable" style:font-weight-complex="bold"/>
    </style:style>
    <style:style style:name="purpose" style:family="paragraph" style:parent-style-name="Standard">
      <style:paragraph-properties fo:margin-left="0.7874in" fo:margin-right="0in" fo:margin-top="0in" fo:margin-bottom="0.111in" loext:contextual-spacing="false" style:line-height-at-least="0.222in" fo:keep-together="auto" fo:text-indent="0in" style:auto-text-indent="false" style:text-autospace="none" style:punctuation-wrap="simple" style:vertical-align="baseline"/>
      <style:text-properties style:font-name="Century Schoolbook" fo:font-family="'Century Schoolbook'" style:font-family-generic="roman" style:font-pitch="variable" fo:font-size="12pt" fo:font-style="italic" style:letter-kerning="true" style:font-size-asian="12pt" style:font-style-asian="italic" style:font-name-complex="Century Schoolbook" style:font-family-complex="'Century Schoolbook'" style:font-family-generic-complex="roman" style:font-pitch-complex="variable" style:font-style-complex="italic"/>
    </style:style>
    <style:style style:name="SectionedBulletItalicsIndent" style:family="paragraph" style:parent-style-name="Standard" style:list-style-name="WW8Num19">
      <style:paragraph-properties fo:margin-left="1.25in" fo:margin-right="0in" fo:margin-top="0.1945in" fo:margin-bottom="0.0835in" loext:contextual-spacing="false" fo:text-indent="0in" style:auto-text-indent="false">
        <style:tab-stops>
          <style:tab-stop style:position="0.4465in"/>
          <style:tab-stop style:position="0.75in"/>
          <style:tab-stop style:position="1.25in"/>
        </style:tab-stops>
      </style:paragraph-properties>
      <style:text-properties fo:font-style="italic" style:font-style-asian="italic" style:font-style-complex="italic"/>
    </style:style>
    <style:style style:name="Disclaimer_20_Heading" style:display-name="Disclaimer Heading" style:family="paragraph" style:parent-style-name="Standard" style:next-style-name="Disclaimer">
      <style:paragraph-properties>
        <style:tab-stops>
          <style:tab-stop style:position="2.1661in"/>
        </style:tab-stops>
      </style:paragraph-properties>
      <style:text-properties fo:color="#4f81bd" fo:font-weight="bold" style:font-weight-asian="bold" style:font-name-complex="Arial" style:font-family-complex="Arial" style:font-family-generic-complex="swiss" style:font-pitch-complex="variable"/>
    </style:style>
    <style:style style:name="Disclaimer_20_text" style:display-name="Disclaimer text" style:family="paragraph" style:parent-style-name="Standard">
      <style:paragraph-properties fo:text-align="justify" style:justify-single-word="false"/>
      <style:text-properties fo:color="#4f81bd" fo:font-size="10pt" style:font-size-asian="10pt"/>
    </style:style>
    <style:style style:name="Guide_20_footer" style:display-name="Guide footer" style:family="paragraph" style:parent-style-name="Footer">
      <style:text-properties fo:font-size="8pt" style:font-size-asian="8pt"/>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8z1" style:family="text">
      <style:text-properties style:font-name-complex="Times New Roman" style:font-family-complex="'Times New Roman'" style:font-family-generic-complex="roman" style:font-pitch-complex="variable"/>
    </style:style>
    <style:style style:name="WW8Num9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fo:color="#8db3e2"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mplex="Times New Roman" style:font-family-complex="'Times New Roman'" style:font-family-generic-complex="roman" style:font-pitch-complex="variable"/>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complex="Times New Roman" style:font-family-complex="'Times New Roman'" style:font-family-generic-complex="roman" style:font-pitch-complex="variable"/>
    </style:style>
    <style:style style:name="WW8Num18z0" style:family="text">
      <style:text-properties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0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4" style:family="text">
      <style:text-properties style:font-name-complex="Times New Roman" style:font-family-complex="'Times New Roman'" style:font-family-generic-complex="roman" style:font-pitch-complex="variable"/>
    </style:style>
    <style:style style:name="WW8Num21z0" style:family="text">
      <style:text-properties style:font-name-complex="Times New Roman" style:font-family-complex="'Times New Roman'" style:font-family-generic-complex="roman" style:font-pitch-complex="variable"/>
    </style:style>
    <style:style style:name="WW8Num22z0" style:family="text">
      <style:text-properties style:font-name-complex="Times New Roman" style:font-family-complex="'Times New Roman'" style:font-family-generic-complex="roman" style:font-pitch-complex="variable"/>
    </style:style>
    <style:style style:name="WW8Num23z0" style:family="text">
      <style:text-properties fo:color="#8db3e2"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complex="Times New Roman" style:font-family-complex="'Times New Roman'" style:font-family-generic-complex="roman" style:font-pitch-complex="variable"/>
    </style:style>
    <style:style style:name="WW8Num24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fo:color="#808080"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note_20_Symbol" style:display-name="Footnote Symbol" style:family="text" style:parent-style-name="Default_20_Paragraph_20_Font">
      <style:text-properties style:text-position="super 58%" fo:font-size="11pt" style:font-size-asian="11pt" style:font-name-complex="Times New Roman" style:font-family-complex="'Times New Roman'" style:font-family-generic-complex="roman" style:font-pitch-complex="variable" style:font-size-complex="11pt"/>
    </style:style>
    <style:style style:name="Footnote_20_Text_20_Char" style:display-name="Footnote Text Char" style:family="text" style:parent-style-name="Default_20_Paragraph_20_Font">
      <style:text-properties style:font-name-complex="Times New Roman" style:font-family-complex="'Times New Roman'" style:font-family-generic-complex="roman" style:font-pitch-complex="variable"/>
    </style:style>
    <style:style style:name="Italic" style:family="text" style:parent-style-name="Default_20_Paragraph_20_Font">
      <style:text-properties fo:font-style="italic" style:font-style-asian="italic" style:font-name-complex="Times New Roman" style:font-family-complex="'Times New Roman'" style:font-family-generic-complex="roman" style:font-pitch-complex="variable"/>
    </style:style>
    <style:style style:name="Body_20_Text_20_2_20_Char" style:display-name="Body Text 2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style:font-name-complex="Times New Roman" style:font-family-complex="'Times New Roman'" style:font-family-generic-complex="roman" style:font-pitch-complex="variable"/>
    </style:style>
    <style:style style:name="Comment_20_Subject_20_Char" style:display-name="Comment Subject Char" style:family="text" style:parent-style-name="Comment_20_Text_20_Char">
      <style:text-properties fo:font-weight="bold" style:font-weight-asian="bold" style:font-weight-complex="bold"/>
    </style:style>
    <style:style style:name="Body_20_Text_20_3_20_Char" style:display-name="Body Text 3 Char"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Endnote_20_Symbol" style:display-name="Endnote Symbol" style:family="text" style:parent-style-name="Default_20_Paragraph_20_Font">
      <style:text-properties style:text-position="super 58%" style:font-name-complex="Times New Roman" style:font-family-complex="'Times New Roman'" style:font-family-generic-complex="roman" style:font-pitch-complex="variable"/>
    </style:style>
    <style:style style:name="Endnote_20_Text_20_Char" style:display-name="Endnote Text Char" style:family="text" style:parent-style-name="Default_20_Paragraph_20_Font">
      <style:text-properties style:font-name-complex="Times New Roman" style:font-family-complex="'Times New Roman'" style:font-family-generic-complex="roman" style:font-pitch-complex="variable"/>
    </style:style>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Body_20_Text_20_Indent_20_3_20_Char" style:display-name="Body Text Indent 3 Char"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losing_20_Char" style:display-name="Closing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Date_20_Char" style:display-name="Dat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E-mail_20_Signature_20_Char" style:display-name="E-mail Signatur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TML_20_Acronym" style:display-name="HTML Acronym" style:family="text" style:parent-style-name="Default_20_Paragraph_20_Font">
      <style:text-properties style:font-name-complex="Times New Roman" style:font-family-complex="'Times New Roman'" style:font-family-generic-complex="roman" style:font-pitch-complex="variable"/>
    </style:style>
    <style:style style:name="HTML_20_Address_20_Char" style:display-name="HTML Address Char" style:family="text" style:parent-style-name="Default_20_Paragraph_20_Font">
      <style:text-properties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HTML_20_Cite" style:display-name="HTML Cite"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Line_20_numbering" style:display-name="Line numbering" style:family="text" style:parent-style-name="Default_20_Paragraph_20_Font">
      <style:text-properties style:font-name-complex="Times New Roman" style:font-family-complex="'Times New Roman'" style:font-family-generic-complex="roman"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background-color="#cccccc" style:font-size-asian="12pt" style:font-name-complex="Times New Roman" style:font-family-complex="'Times New Roman'" style:font-family-generic-complex="roman" style:font-pitch-complex="variable" style:font-size-complex="12pt"/>
    </style:style>
    <style:style style:name="Note_20_Heading_20_Char" style:display-name="Note Heading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Plain_20_Text_20_Char" style:display-name="Plain Text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Salutation_20_Char" style:display-name="Salutation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Signature_20_Char" style:display-name="Signatur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Strong_20_Emphasis" style:display-name="Strong Emphasis" style:family="text" style:parent-style-name="Default_20_Paragraph_20_Fon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Bold_20_Emphasis" style:display-name="Bold Emphasis" style:family="text" style:parent-style-name="Default_20_Paragraph_20_Font">
      <style:text-properties fo:font-weight="bold" style:font-weight-asian="bold"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1pt" style:font-size-asian="1pt" style:font-name-complex="Times New Roman" style:font-family-complex="'Times New Roman'" style:font-family-generic-complex="roman" style:font-pitch-complex="variable"/>
    </style:style>
    <style:style style:name="Document_20_Map_20_Char" style:display-name="Document Map Char" style:family="text" style:parent-style-name="Default_20_Paragraph_20_Font">
      <style:text-properties style:font-name="Times New Roman" fo:font-family="'Times New Roman'" style:font-family-generic="roman" style:font-pitch="variable" fo:font-size="1pt" style:font-size-asian="1pt" style:font-name-complex="Times New Roman" style:font-family-complex="'Times New Roman'" style:font-family-generic-complex="roman" style:font-pitch-complex="variable"/>
    </style:style>
    <style:style style:name="Macro_20_Text_20_Char" style:display-name="Macro Text Char" style:family="text" style:parent-style-name="Default_20_Paragraph_20_Font">
      <style:text-properties style:font-name="Courier New" fo:font-family="'Courier New'" style:font-family-generic="modern" fo:language="en" fo:country="AU" style:font-name-complex="Courier New" style:font-family-complex="'Courier New'" style:font-family-generic-complex="modern" style:language-complex="ar" style:country-complex="SA"/>
    </style:style>
    <style:style style:name="Normal_20_Indent_20_1_20_Bold" style:display-name="Normal Indent 1 Bold" style:family="text" style:parent-style-name="Default_20_Paragraph_20_Font">
      <style:text-properties fo:font-weight="bold" style:font-weight-asian="bold" style:font-name-complex="Times New Roman" style:font-family-complex="'Times New Roman'" style:font-family-generic-complex="roman" style:font-pitch-complex="variable" style:font-weight-complex="bold"/>
    </style:style>
    <style:style style:name="Paragraph_20_Indent_20_Char" style:display-name="Paragraph Indent Char" style:family="text" style:parent-style-name="Default_20_Paragraph_20_Font">
      <style:text-properties style:font-name="Arial" fo:font-family="Arial" style:font-family-generic="swiss" style:font-pitch="variable" fo:font-size="11pt" fo:language="en" fo:country="AU" style:font-size-asian="11pt" style:font-name-complex="Times New Roman" style:font-family-complex="'Times New Roman'" style:font-family-generic-complex="roman" style:font-pitch-complex="variable" style:font-size-complex="11pt" style:language-complex="ar" style:country-complex="SA"/>
    </style:style>
    <style:style style:name="Not_20_Heading_20_2_20_Char" style:display-name="Not Heading 2 Char" style:family="text" style:parent-style-name="Default_20_Paragraph_20_Font">
      <style:text-properties style:font-name="Arial" fo:font-family="Arial" style:font-family-generic="swiss" style:font-pitch="variable" fo:font-size="14pt" fo:language="en" fo:country="AU" fo:font-weight="bold" style:letter-kerning="true" style:font-size-asian="14pt" style:font-weight-asian="bold" style:font-name-complex="Arial" style:font-family-complex="Arial" style:font-family-generic-complex="swiss" style:font-pitch-complex="variable" style:font-size-complex="14pt" style:language-complex="ar" style:country-complex="SA" style:font-style-complex="italic"/>
    </style:style>
    <style:style style:name="Instruction_20_Text" style:display-name="Instruction Text" style:family="text" style:parent-style-name="Default_20_Paragraph_20_Font">
      <style:text-properties fo:color="#0070c0" fo:font-style="italic" style:font-style-asian="italic" style:font-name-complex="Times New Roman" style:font-family-complex="'Times New Roman'" style:font-family-generic-complex="roman"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9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9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9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9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9z4" style:num-format="">
        <style:list-level-properties text:list-level-position-and-space-mode="label-alignment">
          <style:list-level-label-alignment text:label-followed-by="nothing" fo:text-indent="0.5909in"/>
        </style:list-level-properties>
      </text:list-level-style-number>
      <text:list-level-style-number text:level="8" text:style-name="WW8Num9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9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1"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0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0z1"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0z1"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0z1"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0z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0z1"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13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13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13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13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13z4" style:num-format="">
        <style:list-level-properties text:list-level-position-and-space-mode="label-alignment">
          <style:list-level-label-alignment text:label-followed-by="nothing" fo:text-indent="0.5909in"/>
        </style:list-level-properties>
      </text:list-level-style-number>
      <text:list-level-style-number text:level="8" text:style-name="WW8Num13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13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text:style-name="WW8Num14z0" style:num-prefix="Section " style:num-format="1" text:display-levels="2">
        <style:list-level-properties text:list-level-position-and-space-mode="label-alignment">
          <style:list-level-label-alignment text:label-followed-by="listtab" text:list-tab-stop-position="1in"/>
        </style:list-level-properties>
      </text:list-level-style-number>
      <text:list-level-style-number text:level="3" text:style-name="WW8Num14z0"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WW8Num14z0"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14z0"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14z0"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14z0"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14z0"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3154in" fo:text-indent="-0.3154in" fo:margin-left="0.3154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 style:num-format="1">
        <style:list-level-properties text:list-level-position-and-space-mode="label-alignment">
          <style:list-level-label-alignment text:label-followed-by="space" fo:text-indent="-0.5909in" fo:margin-left="0.5909in"/>
        </style:list-level-properties>
      </text:list-level-style-number>
      <text:list-level-style-number text:level="2" text:style-name="WW8Num17z0" style:num-suffix=" " style:num-format="1" text:display-levels="2">
        <style:list-level-properties text:list-level-position-and-space-mode="label-alignment">
          <style:list-level-label-alignment text:label-followed-by="space" fo:text-indent="-0.5909in" fo:margin-left="0.5909in"/>
        </style:list-level-properties>
      </text:list-level-style-number>
      <text:list-level-style-number text:level="3" text:style-name="WW8Num17z0" style:num-suffix=" " style:num-format="1" text:display-levels="3">
        <style:list-level-properties text:list-level-position-and-space-mode="label-alignment">
          <style:list-level-label-alignment text:label-followed-by="space" fo:text-indent="-0.5909in" fo:margin-left="0.5909in"/>
        </style:list-level-properties>
      </text:list-level-style-number>
      <text:list-level-style-number text:level="4" text:style-name="WW8Num17z0"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7z0" style:num-format="1" text:display-levels="5">
        <style:list-level-properties text:list-level-position-and-space-mode="label-alignment">
          <style:list-level-label-alignment text:label-followed-by="listtab"/>
        </style:list-level-properties>
      </text:list-level-style-number>
      <text:list-level-style-number text:level="6" text:style-name="WW8Num17z0" style:num-format="1" text:display-levels="6">
        <style:list-level-properties text:list-level-position-and-space-mode="label-alignment">
          <style:list-level-label-alignment text:label-followed-by="listtab"/>
        </style:list-level-properties>
      </text:list-level-style-number>
      <text:list-level-style-number text:level="7" text:style-name="WW8Num17z0" style:num-prefix="Appendix " style:num-suffix=": " style:num-format="A" style:num-letter-sync="true">
        <style:list-level-properties text:list-level-position-and-space-mode="label-alignment">
          <style:list-level-label-alignment text:label-followed-by="space"/>
        </style:list-level-properties>
      </text:list-level-style-number>
      <text:list-level-style-number text:level="8" text:style-name="WW8Num17z0" style:num-suffix=" " style:num-format="1" text:display-levels="2">
        <style:list-level-properties text:list-level-position-and-space-mode="label-alignment">
          <style:list-level-label-alignment text:label-followed-by="space" fo:text-indent="-0.5909in" fo:margin-left="0.5909in"/>
        </style:list-level-properties>
      </text:list-level-style-number>
      <text:list-level-style-number text:level="9" text:style-name="WW8Num17z0" style:num-suffix=" " style:num-format="1" text:display-levels="3">
        <style:list-level-properties text:list-level-position-and-space-mode="label-alignment">
          <style:list-level-label-alignment text:label-followed-by="space"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8z0" style:num-prefix="("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3" text:style-name="WW8Num18z0" style:num-prefix="(" style:num-suffix=")" style:num-format="i">
        <style:list-level-properties text:list-level-position-and-space-mode="label-alignment">
          <style:list-level-label-alignment text:label-followed-by="listtab" text:list-tab-stop-position="0.8862in" fo:text-indent="-0.2953in" fo:margin-left="0.8862in"/>
        </style:list-level-properties>
      </text:list-level-style-number>
      <text:list-level-style-number text:level="4" text:style-name="WW8Num18z0" style:num-prefix="(" style:num-suffix=")" style:num-format="i">
        <style:list-level-properties text:list-level-position-and-space-mode="label-alignment">
          <style:list-level-label-alignment text:label-followed-by="listtab" text:list-tab-stop-position="1.772in" fo:text-indent="-0.5909in" fo:margin-left="1.772in"/>
        </style:list-level-properties>
      </text:list-level-style-number>
      <text:list-level-style-number text:level="5" text:style-name="WW8Num18z0" style:num-prefix="(" style:num-suffix=")" style:num-format="A" style:num-letter-sync="true">
        <style:list-level-properties text:list-level-position-and-space-mode="label-alignment">
          <style:list-level-label-alignment text:label-followed-by="listtab" text:list-tab-stop-position="2.3626in" fo:text-indent="-0.5902in" fo:margin-left="2.3626in"/>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2.5in" fo:text-indent="-0.6535in" fo:margin-left="1.9016in"/>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3in" fo:text-indent="-0.748in" fo:margin-left="2.248in"/>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3.5in" fo:text-indent="-0.8508in" fo:margin-left="2.5984in"/>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20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20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20z4" style:num-format="">
        <style:list-level-properties text:list-level-position-and-space-mode="label-alignment">
          <style:list-level-label-alignment text:label-followed-by="nothing" fo:text-indent="0.5909in"/>
        </style:list-level-properties>
      </text:list-level-style-number>
      <text:list-level-style-number text:level="8" text:style-name="WW8Num20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20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21z0" style:num-prefix="("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3" text:style-name="WW8Num21z0" style:num-prefix="(" style:num-suffix=")" style:num-format="i">
        <style:list-level-properties text:list-level-position-and-space-mode="label-alignment">
          <style:list-level-label-alignment text:label-followed-by="listtab" text:list-tab-stop-position="1.1811in" fo:text-indent="-0.3937in" fo:margin-left="1.1811in"/>
        </style:list-level-properties>
      </text:list-level-style-number>
      <text:list-level-style-number text:level="4" text:style-name="WW8Num21z0" style:num-prefix="(" style:num-suffix=")" style:num-format="i">
        <style:list-level-properties text:list-level-position-and-space-mode="label-alignment">
          <style:list-level-label-alignment text:label-followed-by="listtab" text:list-tab-stop-position="1.772in" fo:text-indent="-0.5909in" fo:margin-left="1.772in"/>
        </style:list-level-properties>
      </text:list-level-style-number>
      <text:list-level-style-number text:level="5" text:style-name="WW8Num21z0" style:num-prefix="(" style:num-suffix=")" style:num-format="A" style:num-letter-sync="true">
        <style:list-level-properties text:list-level-position-and-space-mode="label-alignment">
          <style:list-level-label-alignment text:label-followed-by="listtab" text:list-tab-stop-position="2.3626in" fo:text-indent="-0.5902in" fo:margin-left="2.3626in"/>
        </style:list-level-properties>
      </text:list-level-style-number>
      <text:list-level-style-number text:level="6" text:style-name="WW8Num21z0" style:num-suffix="." style:num-format="1" text:display-levels="6">
        <style:list-level-properties text:list-level-position-and-space-mode="label-alignment">
          <style:list-level-label-alignment text:label-followed-by="listtab" text:list-tab-stop-position="2.5in" fo:text-indent="-0.6535in" fo:margin-left="1.9016in"/>
        </style:list-level-properties>
      </text:list-level-style-number>
      <text:list-level-style-number text:level="7" text:style-name="WW8Num21z0" style:num-suffix="." style:num-format="1" text:display-levels="7">
        <style:list-level-properties text:list-level-position-and-space-mode="label-alignment">
          <style:list-level-label-alignment text:label-followed-by="listtab" text:list-tab-stop-position="3in" fo:text-indent="-0.748in" fo:margin-left="2.248in"/>
        </style:list-level-properties>
      </text:list-level-style-number>
      <text:list-level-style-number text:level="8" text:style-name="WW8Num21z0" style:num-suffix="." style:num-format="1" text:display-levels="8">
        <style:list-level-properties text:list-level-position-and-space-mode="label-alignment">
          <style:list-level-label-alignment text:label-followed-by="listtab" text:list-tab-stop-position="3.5in" fo:text-indent="-0.8508in" fo:margin-left="2.5984in"/>
        </style:list-level-properties>
      </text:list-level-style-number>
      <text:list-level-style-number text:level="9" text:style-name="WW8Num21z0"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23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23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23z4" style:num-format="">
        <style:list-level-properties text:list-level-position-and-space-mode="label-alignment">
          <style:list-level-label-alignment text:label-followed-by="nothing" fo:text-indent="0.5909in"/>
        </style:list-level-properties>
      </text:list-level-style-number>
      <text:list-level-style-number text:level="8" text:style-name="WW8Num23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23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9689in" fo:text-indent="-0.3937in" fo:margin-left="1.9689in"/>
        </style:list-level-properties>
        <style:text-properties style:font-name="Symbol"/>
      </text:list-level-style-bullet>
      <text:list-level-style-number text:level="4" text:style-name="WW8Num24z3" style:num-prefix="("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4z3" style:num-prefix="("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text:style-name="WW8Num24z3" style:num-prefix="(" style:num-suffix=")" style:num-format="i">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7" text:style-name="WW8Num24z3" style:num-suffix="." style:num-format="1">
        <style:list-level-properties text:list-level-position-and-space-mode="label-alignment">
          <style:list-level-label-alignment text:label-followed-by="listtab" text:list-tab-stop-position="3.5374in" fo:text-indent="-0.25in" fo:margin-left="3.5374in"/>
        </style:list-level-properties>
      </text:list-level-style-number>
      <text:list-level-style-number text:level="8" text:style-name="WW8Num24z3" style:num-suffix="." style:num-format="a" style:num-letter-sync="true">
        <style:list-level-properties text:list-level-position-and-space-mode="label-alignment">
          <style:list-level-label-alignment text:label-followed-by="listtab" text:list-tab-stop-position="3.7874in" fo:text-indent="-0.25in" fo:margin-left="3.7874in"/>
        </style:list-level-properties>
      </text:list-level-style-number>
      <text:list-level-style-number text:level="9" text:style-name="WW8Num24z3" style:num-suffix="." style:num-format="i">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945in" loext:contextual-spacing="false" fo:text-align="end" style:justify-single-word="false"/>
      <style:text-properties style:font-name-asian="Arial" style:font-name-complex="Arial"/>
    </style:style>
    <style:style style:name="MP2" style:family="paragraph" style:parent-style-name="Standard">
      <style:paragraph-properties fo:margin-top="0in" fo:margin-bottom="0.1945in" loext:contextual-spacing="false"/>
      <style:text-properties style:font-name-asian="Arial" style:font-name-complex="Arial"/>
    </style:style>
    <style:style style:name="MP3" style:family="paragraph" style:parent-style-name="Footer">
      <style:paragraph-properties fo:text-align="start" style:justify-single-word="false" fo:padding="0in" fo:border="none"/>
      <style:text-properties fo:color="#000000" fo:font-size="11pt" style:font-size-asian="11pt"/>
    </style:style>
    <style:style style:name="MP4" style:family="paragraph" style:parent-style-name="Department_20_Name">
      <style:text-properties fo:color="#000000" fo:font-size="11pt" fo:font-weight="bold" style:font-size-asian="11pt" style:font-weight-asian="bold" style:font-size-complex="11pt"/>
    </style:style>
    <style:style style:name="MP5" style:family="paragraph" style:parent-style-name="Footer">
      <style:paragraph-properties fo:text-align="start" style:justify-single-word="false" fo:padding="0in" fo:border="none"/>
      <style:text-properties fo:color="#000000" fo:font-size="11pt" fo:language="none" fo:country="none" fo:font-weight="bold" style:font-size-asian="11pt" style:language-asian="none" style:country-asian="none" style:font-weight-asian="bold" style:font-size-complex="11pt"/>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start" style:justify-single-word="false" fo:padding="0in" fo:border="none"/>
      <style:text-properties fo:color="#000000" fo:font-size="11pt" officeooo:rsid="001d5d35" officeooo:paragraph-rsid="001d5d35" style:font-size-asian="11pt"/>
    </style:style>
    <style:style style:name="MP8" style:family="paragraph" style:parent-style-name="Footer">
      <style:paragraph-properties fo:text-align="start" style:justify-single-word="false" fo:padding="0in" fo:border="none"/>
      <style:text-properties fo:color="#000000" fo:font-size="11pt" fo:font-weight="bold" style:font-size-asian="11pt" style:font-weight-asian="bold" style:font-size-complex="11pt"/>
    </style:style>
    <style:style style:name="MP9" style:family="paragraph" style:parent-style-name="Footer">
      <style:paragraph-properties fo:text-align="start" style:justify-single-word="false" fo:padding="0in" fo:border="none"/>
    </style:style>
    <style:style style:name="MT1" style:family="text">
      <style:text-properties style:font-name-asian="Arial" style:font-name-complex="Arial"/>
    </style:style>
    <style:style style:name="MT2" style:family="text">
      <style:text-properties fo:color="#000000" fo:font-size="11pt" fo:font-weight="bold" style:font-size-asian="11pt" style:font-weight-asian="bold" style:font-size-complex="11pt"/>
    </style:style>
    <style:style style:name="MT3" style:family="text">
      <style:text-properties fo:color="#000000" style:font-name="Arial" fo:font-size="11pt" fo:language="en" fo:country="AU" fo:font-weight="bold" officeooo:rsid="001d5d35" style:font-name-asian="Times New Roman" style:font-size-asian="11pt" style:font-weight-asian="bold" style:font-name-complex="Times New Roman" style:font-size-complex="11pt" style:language-complex="ar" style:country-complex="SA"/>
    </style:style>
    <style:style style:name="MT4" style:family="text">
      <style:text-properties fo:color="#000000" fo:font-size="11pt" style:font-size-asian="11pt"/>
    </style:style>
    <style:style style:name="Mgr1" style:family="graphic">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style style:name="M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watermark" draw:luminance="0%" draw:contrast="0%" draw:gamma="100%" draw:red="0%" draw:green="0%" draw:blue="0%" fo:clip="rect(0in, 0in, 0in, 1.9685in)" draw:image-opacity="100%" style:mirror="none" style:run-through="background"/>
    </style:style>
    <style:page-layout style:name="Mpm1">
      <style:page-layout-properties fo:page-width="8.2681in" fo:page-height="11.6929in" style:num-format="i" style:print-orientation="portrait" fo:margin-top="0.4925in" fo:margin-bottom="0.4925in" fo:margin-left="1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075in" fo:margin-left="0in" fo:margin-right="0in" fo:margin-top="0.4689in" style:dynamic-spacing="true"/>
      </style:footer-style>
    </style:page-layout>
    <style:page-layout style:name="Mpm2" style:page-usage="right">
      <style:page-layout-properties fo:page-width="8.2681in" fo:page-height="11.6929in" style:num-format="1" style:print-orientation="portrait" fo:margin-top="0.4925in" fo:margin-bottom="0.4925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1374in" fo:margin-left="0in" fo:margin-right="0in" fo:margin-bottom="0.0984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1374in" fo:margin-left="0in" fo:margin-right="0in" fo:margin-bottom="0.0984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text:p>
      </style:header>
      <loext:header-first>
        <text:p text:style-name="MP2"><text:s/></text:p>
      </loext:header-first>
      <style:footer>
        <text:p text:style-name="Guide_20_footer">PM001 Project Proposal: Guide</text:p>
        <text:p text:style-name="Guide_20_footer">Tasmanian Government Project Management Framework</text:p>
        <text:p text:style-name="Guide_20_footer"><text:page-number text:select-page="current">iii</text:page-number><text:span text:style-name="MT1"><text:s/></text:span></text:p>
      </style:footer>
      <loext:footer-first>
        <text:p text:style-name="MP3">Inter Agency Policy and Projects Unit</text:p>
        <text:p text:style-name="MP4">Department of Premier and Cabinet</text:p>
        <text:p text:style-name="MP5"><draw:g text:anchor-type="char" draw:z-index="0" draw:style-name="Mgr1"><draw:frame draw:style-name="Mgr2" draw:text-style-name="MP6" svg:width="1.1252in" svg:height="0.9276in" svg:x="5.6831in" svg:y="-1.1362in"><draw:image xlink:href="Pictures/100000000000016200000124B72BE3178EF47D65.jpg" xlink:type="simple" xlink:show="embed" xlink:actuate="onLoad" loext:mime-type="image/jpeg"><text:p/></draw:image></draw:frame><draw:frame draw:style-name="Mgr2" draw:text-style-name="MP6" svg:width="8.0004in" svg:height="0.3335in" svg:x="-0.9106in" svg:y="-1.4697in"><draw:image xlink:href="Pictures/10000000000009A7000000C812D1C5B754BBA97E.jpg" xlink:type="simple" xlink:show="embed" xlink:actuate="onLoad" loext:mime-type="image/jpeg"><text:p/></draw:image></draw:frame><draw:frame draw:style-name="Mgr3" draw:text-style-name="MP6" svg:width="6.8752in" svg:height="2.3961in" svg:x="-0.9752in" svg:y="-4.4508in"><draw:image xlink:href="Pictures/10000000000008810000027EE74D7210462C69A3.jpg" xlink:type="simple" xlink:show="embed" xlink:actuate="onLoad" loext:mime-type="image/jpeg"><text:p/></draw:image></draw:frame></draw:g></text:p>
      </loext:footer-first>
    </style:master-page>
    <style:master-page style:name="Convert_20_1" style:display-name="Convert 1" style:page-layout-name="Mpm1">
      <style:header>
        <text:p text:style-name="Header"/>
      </style:header>
      <loext:header-first>
        <text:p text:style-name="MP2"><text:s/></text:p>
      </loext:header-first>
      <style:footer>
        <text:p text:style-name="Guide_20_footer">PM001 Project Proposal: Guide</text:p>
        <text:p text:style-name="Guide_20_footer">Tasmanian Government Project Management Framework</text:p>
        <text:p text:style-name="Guide_20_footer"><text:page-number text:select-page="current">0</text:page-number><text:span text:style-name="MT1"><text:s/></text:span></text:p>
      </style:footer>
      <loext:footer-first>
        <text:p text:style-name="MP3">Inter Agency Policy and Projects Unit</text:p>
        <text:p text:style-name="MP4">Department of Premier and Cabinet</text:p>
        <text:p text:style-name="MP5"><draw:g text:anchor-type="char" draw:z-index="3" draw:style-name="Mgr1"><draw:frame draw:style-name="Mgr2" draw:text-style-name="MP6" svg:width="1.1252in" svg:height="0.9276in" svg:x="5.6831in" svg:y="-1.1362in"><draw:image xlink:href="Pictures/100000000000016200000124B72BE3178EF47D65.jpg" xlink:type="simple" xlink:show="embed" xlink:actuate="onLoad" loext:mime-type="image/jpeg"><text:p/></draw:image></draw:frame><draw:frame draw:style-name="Mgr2" draw:text-style-name="MP6" svg:width="8.0004in" svg:height="0.3335in" svg:x="-0.9106in" svg:y="-1.4697in"><draw:image xlink:href="Pictures/10000000000009A7000000C812D1C5B754BBA97E.jpg" xlink:type="simple" xlink:show="embed" xlink:actuate="onLoad" loext:mime-type="image/jpeg"><text:p/></draw:image></draw:frame><draw:frame draw:style-name="Mgr3" draw:text-style-name="MP6" svg:width="6.8752in" svg:height="2.3961in" svg:x="-0.9752in" svg:y="-4.4508in"><draw:image xlink:href="Pictures/10000000000008810000027EE74D7210462C69A3.jpg" xlink:type="simple" xlink:show="embed" xlink:actuate="onLoad" loext:mime-type="image/jpeg"><text:p/></draw:image></draw:frame></draw:g></text:p>
      </loext:footer-first>
    </style:master-page>
    <style:master-page style:name="Convert_20_2" style:display-name="Convert 2" style:page-layout-name="Mpm2" style:next-style-name="Convert_20_3">
      <style:header>
        <text:p text:style-name="Header"/>
      </style:header>
      <style:footer>
        <text:p text:style-name="MP7"><draw:g text:anchor-type="char" draw:z-index="1" draw:style-name="Mgr1"><draw:frame draw:style-name="Mgr2" draw:text-style-name="MP6" svg:width="1.1252in" svg:height="0.9276in" svg:x="5.8748in" svg:y="-0.9744in"><draw:image xlink:href="Pictures/100000000000016200000124B72BE3178EF47D65.jpg" xlink:type="simple" xlink:show="embed" xlink:actuate="onLoad" loext:mime-type="image/jpeg"><text:p/></draw:image></draw:frame><draw:frame draw:style-name="Mgr2" draw:text-style-name="MP6" svg:width="8.0004in" svg:height="0.3335in" svg:x="-0.7189in" svg:y="-1.3079in"><draw:image xlink:href="Pictures/10000000000009A7000000C812D1C5B754BBA97E.jpg" xlink:type="simple" xlink:show="embed" xlink:actuate="onLoad" loext:mime-type="image/jpeg"><text:p/></draw:image></draw:frame><draw:frame draw:style-name="Mgr3" draw:text-style-name="MP6" svg:width="6.8752in" svg:height="2.3961in" svg:x="-0.7835in" svg:y="-4.289in"><draw:image xlink:href="Pictures/10000000000008810000027EE74D7210462C69A3.jpg" xlink:type="simple" xlink:show="embed" xlink:actuate="onLoad" loext:mime-type="image/jpeg"><text:p/></draw:image></draw:frame></draw:g>Unitary Team</text:p>
        <text:p text:style-name="Department_20_Name"><text:span text:style-name="MT2">Department of </text:span><text:span text:style-name="MT3">Project Management</text:span></text:p>
        <text:p text:style-name="MP8"/>
      </style:footer>
    </style:master-page>
    <style:master-page style:name="Convert_20_3" style:display-name="Convert 3" style:page-layout-name="Mpm3">
      <style:header>
        <text:p text:style-name="Header"/>
      </style:header>
      <style:footer>
        <text:p text:style-name="MP9"><text:span text:style-name="MT4">&lt;enter name of unit</text:span><draw:g text:anchor-type="char" draw:z-index="2" draw:style-name="Mgr1"><draw:frame draw:style-name="Mgr2" draw:text-style-name="MP6" svg:width="1.1252in" svg:height="0.9276in" svg:x="5.8748in" svg:y="-0.9744in"><draw:image xlink:href="Pictures/100000000000016200000124B72BE3178EF47D65.jpg" xlink:type="simple" xlink:show="embed" xlink:actuate="onLoad" loext:mime-type="image/jpeg"><text:p/></draw:image></draw:frame><draw:frame draw:style-name="Mgr2" draw:text-style-name="MP6" svg:width="8.0004in" svg:height="0.3335in" svg:x="-0.7189in" svg:y="-1.3079in"><draw:image xlink:href="Pictures/10000000000009A7000000C812D1C5B754BBA97E.jpg" xlink:type="simple" xlink:show="embed" xlink:actuate="onLoad" loext:mime-type="image/jpeg"><text:p/></draw:image></draw:frame><draw:frame draw:style-name="Mgr3" draw:text-style-name="MP6" svg:width="6.8752in" svg:height="2.3961in" svg:x="-0.7835in" svg:y="-4.289in"><draw:image xlink:href="Pictures/10000000000008810000027EE74D7210462C69A3.jpg" xlink:type="simple" xlink:show="embed" xlink:actuate="onLoad" loext:mime-type="image/jpeg"><text:p/></draw:image></draw:frame></draw:g><text:span text:style-name="MT4">&gt;</text:span></text:p>
        <text:p text:style-name="MP4">Department of &lt;enter name of department&gt;</text:p>
        <text:p text:style-name="MP8"/>
      </style:footer>
    </style:master-page>
    <style:master-page style:name="Convert_20_4" style:display-name="Convert 4" style:page-layout-name="Mpm3">
      <style:header>
        <text:p text:style-name="Header"/>
      </style:header>
      <style:footer>
        <text:p text:style-name="MP3"/>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2" style:next-style-name="Convert_20_8">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2" style:next-style-name="Convert_20_10">
      <style:header>
        <text:p text:style-name="Header"><text:tab/></text:p>
      </style:header>
      <style:footer>
        <text:p text:style-name="Footer"><text:span text:style-name="MT1"><text:s/></text:span>&lt;Project Title&gt; Project Proposal</text:p>
        <text:p text:style-name="Footer">Version &lt;n.n, dd-mm-yyyy&gt;</text:p>
        <text:p text:style-name="Footer">Page <text:page-number text:select-page="current">11</text:page-number></text:p>
      </style:footer>
    </style:master-page>
    <style:master-page style:name="Convert_20_10" style:display-name="Convert 10" style:page-layout-name="Mpm3">
      <style:header>
        <text:p text:style-name="Header"><text:tab/></text:p>
      </style:header>
      <style:footer>
        <text:p text:style-name="Footer"><text:span text:style-name="MT1"><text:s/></text:span>&lt;Project Title&gt; Project Proposal</text:p>
        <text:p text:style-name="Footer">Version &lt;n.n, dd-mm-yyyy&gt;</text:p>
        <text:p text:style-name="Footer">Page <text:page-number text:select-page="current">17</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dc:description/>
    <meta:creation-date>2020-02-22T10:49:23.293925212</meta:creation-date>
    <dc:date>2020-02-25T10:12:04.618004357</dc:date>
    <meta:print-date>2008-03-27T15:36:00</meta:print-date>
    <meta:editing-cycles>6</meta:editing-cycles>
    <meta:editing-duration>PT32M30S</meta:editing-duration>
    <meta:generator>LibreOffice/6.3.4.2.0$Linux_X86_64 LibreOffice_project/30$Build-2</meta:generator>
    <meta:document-statistic meta:table-count="7" meta:image-count="0" meta:object-count="0" meta:page-count="17" meta:paragraph-count="251" meta:word-count="2822" meta:character-count="18145" meta:non-whitespace-character-count="15551"/>
    <meta:user-defined meta:name="strContributors">Contributors/Reviewers/Developers</meta:user-defined>
    <meta:user-defined meta:name="strContributors1"/>
    <meta:user-defined meta:name="strDate">d/mm/yyyy</meta:user-defined>
    <meta:user-defined meta:name="strDate1"/>
    <meta:user-defined meta:name="strProjectManager" meta:value-type="string">Project Manager Name, Title</meta:user-defined>
    <meta:user-defined meta:name="strProjectManager1" meta:value-type="string"/>
    <meta:user-defined meta:name="strProjectTitle" meta:value-type="string">Project Name</meta:user-defined>
    <meta:user-defined meta:name="strProjectTitle1" meta:value-type="string"/>
    <meta:user-defined meta:name="strSponsor" meta:value-type="string">Sponsor Name, Title</meta:user-defined>
    <meta:user-defined meta:name="strSponsor1" meta:value-type="string"/>
    <meta:user-defined meta:name="strVersion" meta:value-type="string">Version No</meta:user-defined>
    <meta:user-defined meta:name="strVersion1" meta:value-type="string"/>
  </office:meta>
</office:document-meta>
</file>